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212cm" svg:stroke-color="#3465a4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draw:stroke="dash" draw:stroke-dash="Ultrafine_20_Dashed" svg:stroke-width="0.212cm" svg:stroke-color="#c9211e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666666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Dash_20__28_Rounded_29_" svg:stroke-width="0.081cm" svg:stroke-color="#729fcf" draw:marker-start-width="0.322cm" draw:marker-end-width="0.322cm" draw:stroke-linejoin="round" svg:stroke-linecap="round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fo:min-height="0.2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666666" draw:marker-start-width="0.518cm" draw:marker-end-width="0.518cm" draw:stroke-linejoin="round" svg:stroke-linecap="butt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solid" svg:stroke-width="0.212cm" svg:stroke-color="#111111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2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5" style:family="graphic" style:parent-style-name="standard">
      <style:graphic-properties draw:stroke="solid" svg:stroke-width="0.212cm" svg:stroke-color="#c9211e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333333" draw:fill-color="#00a933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333333" draw:fill-color="#666666" draw:textarea-horizontal-align="justify" draw:textarea-vertical-align="middle" draw:auto-grow-height="false" fo:min-height="0.199cm" fo:min-width="0cm"/>
    </style:style>
    <style:style style:name="gr18" style:family="graphic" style:parent-style-name="standard">
      <style:graphic-properties draw:stroke="none" svg:stroke-color="#333333" draw:fill-color="#00a933" draw:textarea-horizontal-align="justify" draw:textarea-vertical-align="middle" draw:auto-grow-height="false" fo:min-height="0.129cm" fo:min-width="0cm"/>
    </style:style>
    <style:style style:name="gr19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9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3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3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33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7" style:family="graphic" style:parent-style-name="standard">
      <style:graphic-properties draw:stroke="solid" svg:stroke-width="0.212cm" svg:stroke-color="#3465a4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1" style:family="graphic" style:parent-style-name="standard">
      <style:graphic-properties draw:stroke="solid" svg:stroke-width="0.212cm" svg:stroke-color="#55308d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-color="#eeeeee" draw:textarea-horizontal-align="justify" draw:textarea-vertical-align="middle" draw:auto-grow-height="false" fo:min-height="0.648cm" fo:min-width="0.398cm"/>
      <style:paragraph-properties style:writing-mode="lr-tb"/>
    </style:style>
    <style:style style:name="gr33" style:family="graphic" style:parent-style-name="standard">
      <style:graphic-properties draw:stroke="none" draw:stroke-dash="Ultrafine_20_Dashed" svg:stroke-color="#000000" svg:stroke-linecap="butt" draw:fill="none" draw:fill-color="#ffffff" fo:min-height="0.29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372cm"/>
      <style:paragraph-properties style:writing-mode="lr-tb"/>
    </style:style>
    <style:style style:name="gr35" style:family="graphic" style:parent-style-name="objectwithoutfill">
      <style:graphic-properties svg:stroke-width="0.212cm" svg:stroke-color="#666666" draw:marker-start-width="0.518cm" draw:marker-end-width="0.518cm" draw:stroke-linejoin="round" svg:stroke-linecap="round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38" style:family="graphic" style:parent-style-name="standard">
      <style:graphic-properties draw:stroke="solid" svg:stroke-width="0.212cm" svg:stroke-color="#00a933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34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35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322cm"/>
      <style:paragraph-properties style:writing-mode="lr-tb"/>
    </style:style>
    <style:style style:name="gr43" style:family="graphic" style:parent-style-name="objectwithoutfill">
      <style:graphic-properties draw:stroke="dash" draw:stroke-dash="Ultrafine_20_Dashed" svg:stroke-width="0.081cm" svg:stroke-color="#729fcf" draw:marker-start-width="0.322cm" draw:marker-end-width="0.322cm" draw:stroke-linejoin="round" svg:stroke-linecap="butt" draw:fill="none" draw:textarea-vertical-align="middle" fo:padding-top="0.166cm" fo:padding-bottom="0.166cm" fo:padding-left="0.291cm" fo:padding-right="0.291cm"/>
    </style:style>
    <style:style style:name="gr44" style:family="graphic" style:parent-style-name="standard">
      <style:graphic-properties draw:stroke="none" svg:stroke-color="#333333" draw:fill-color="#666666" draw:textarea-horizontal-align="justify" draw:textarea-vertical-align="middle" draw:auto-grow-height="false" fo:min-height="0.129cm" fo:min-width="0cm"/>
    </style:style>
    <style:style style:name="gr45" style:family="graphic" style:parent-style-name="standard">
      <style:graphic-properties draw:stroke="none" svg:stroke-color="#000000" draw:fill="none" draw:fill-color="#ffffff" fo:min-height="0.73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31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8" style:family="graphic" style:parent-style-name="objectwithoutfill">
      <style:graphic-properties draw:stroke="dash" draw:stroke-dash="Dash_20__28_Rounded_29_" svg:stroke-width="0.081cm" svg:stroke-color="#729fcf" draw:marker-start-width="0.322cm" draw:marker-end-width="0.322cm" draw:stroke-linejoin="round" svg:stroke-linecap="round" draw:fill="none" draw:textarea-vertical-align="middle" fo:padding-top="0.166cm" fo:padding-bottom="0.166cm" fo:padding-left="0.291cm" fo:padding-right="0.291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3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Fira Sans Book" fo:font-size="7pt" fo:font-weight="bold" style:font-size-asian="7pt" style:font-weight-asian="bold" style:font-size-complex="7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Fira Sans Book" fo:font-size="7pt" fo:font-weight="bold" style:font-size-asian="7pt" style:font-weight-asian="bold" style:font-size-complex="7pt" style:font-weight-complex="bold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Fira Sans"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0000" loext:opacity="100%" fo:font-size="4pt" fo:font-weight="bold" style:font-size-asian="4pt" style:font-weight-asian="bold" style:font-size-complex="4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3465a4" loext:opacity="100%" fo:font-size="4pt" fo:font-weight="bold" style:font-size-asian="4pt" style:font-weight-asian="bold" style:font-size-complex="4pt" style:font-weight-complex="bold"/>
    </style:style>
    <style:style style:name="P14" style:family="paragraph">
      <style:paragraph-properties fo:margin-left="0cm" fo:margin-right="0cm" fo:margin-top="0cm" fo:margin-bottom="0cm" fo:text-align="end" fo:text-indent="0cm" style:writing-mode="lr-tb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eeeeee"/>
      <style:paragraph-properties fo:margin-left="0cm" fo:margin-right="0cm" fo:margin-top="0cm" fo:margin-bottom="0cm" fo:text-align="end" fo:text-indent="0cm" style:writing-mode="lr-tb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end" style:writing-mode="lr-tb"/>
      <style:text-properties fo:color="#c9211e" loext:opacity="100%" fo:font-size="6pt" fo:font-weight="bold" style:font-size-asian="6pt" style:font-weight-asian="bold" style:font-size-complex="6pt" style:font-weight-complex="bold"/>
    </style:style>
    <style:style style:name="P17" style:family="paragraph">
      <loext:graphic-properties draw:fill="none" draw:fill-color="#ffffff"/>
      <style:paragraph-properties fo:text-align="end" style:writing-mode="lr-tb"/>
      <style:text-properties fo:color="#333333" loext:opacity="100%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5983b0" loext:opacity="100%"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5983b0" loext:opacity="100%" fo:font-size="6pt" fo:font-weight="bold" style:font-size-asian="6pt" style:font-weight-asian="bold" style:font-size-complex="6pt" style:font-weight-complex="bold"/>
    </style:style>
    <style:style style:name="P21" style:family="paragraph">
      <loext:graphic-properties draw:fill-color="#ffffff"/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333333" loext:opacity="100%" fo:font-size="6pt" fo:font-weight="bold" style:font-size-asian="6pt" style:font-weight-asian="bold" style:font-size-complex="6pt" style:font-weight-complex="bold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c9211e" loext:opacity="100%" fo:font-size="6pt" fo:font-weight="bold" style:font-size-asian="6pt" style:font-weight-asian="bold" style:font-size-complex="6pt" style:font-weight-complex="bold"/>
    </style:style>
    <style:style style:name="P25" style:family="paragraph">
      <loext:graphic-properties draw:fill="none" draw:fill-color="#ffffff"/>
      <style:paragraph-properties fo:text-align="start" style:writing-mode="lr-tb"/>
      <style:text-properties fo:color="#333333" loext:opacity="100%" fo:font-size="6pt" fo:font-weight="bold" style:font-size-asian="6pt" style:font-weight-asian="bold" style:font-size-complex="6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5983b0" loext:opacity="100%" style:font-name="Fira Sans Book" fo:font-size="7pt" fo:font-weight="bold" style:font-size-asian="7pt" style:font-weight-asian="bold" style:font-size-complex="7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5983b0" loext:opacity="100%" fo:font-size="6pt" fo:font-weight="bold" style:font-size-asian="6pt" style:font-weight-asian="bold" style:font-size-complex="6pt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font-name="Fira Sans Book" fo:font-size="7pt" fo:font-weight="bold" style:font-size-asian="7pt" style:font-weight-asian="bold" style:font-size-complex="7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 Book" fo:font-size="7pt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Fira Sans Book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666666" loext:opacity="100%" style:font-name="Fira Sans Book" fo:font-size="6pt" fo:font-weight="normal" style:font-size-asian="6pt" style:font-weight-asian="normal" style:font-size-complex="6pt" style:font-weight-complex="normal"/>
    </style:style>
    <style:style style:name="T5" style:family="text">
      <style:text-properties style:font-name="Fira Sans" fo:font-size="14pt" style:font-size-asian="14pt" style:font-size-complex="14pt"/>
    </style:style>
    <style:style style:name="T6" style:family="text">
      <style:text-properties style:font-name="Fira Sans" fo:font-size="10pt" style:font-size-asian="10pt" style:font-size-complex="10pt"/>
    </style:style>
    <style:style style:name="T7" style:family="text">
      <style:text-properties fo:color="#ff0000" loext:opacity="100%" fo:font-size="4pt" fo:font-weight="bold" style:font-size-asian="4pt" style:font-weight-asian="bold" style:font-size-complex="4pt" style:font-weight-complex="bold"/>
    </style:style>
    <style:style style:name="T8" style:family="text">
      <style:text-properties fo:color="#3465a4" loext:opacity="100%" fo:font-size="4pt" fo:font-weight="bold" style:font-size-asian="4pt" style:font-weight-asian="bold" style:font-size-complex="4pt" style:font-weight-complex="bold"/>
    </style:style>
    <style:style style:name="T9" style:family="text"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9211e" loext:opacity="100%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c9211e" loext:opacity="100%" style:font-name="Liberation Sans2" fo:font-size="6pt" fo:font-weight="bold" style:font-name-asian="Liberation Sans2" style:font-size-asian="6pt" style:font-weight-asian="bold" style:font-name-complex="Liberation Sans2" style:font-size-complex="6pt" style:font-weight-complex="bold"/>
    </style:style>
    <style:style style:name="T12" style:family="text">
      <style:text-properties fo:color="#333333" loext:opacity="100%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5983b0" loext:opacity="100%" fo:font-size="6pt" fo:font-weight="bold" style:font-size-asian="6pt" style:font-weight-asian="bold" style:font-size-complex="6pt" style:font-weight-complex="bold"/>
    </style:style>
    <style:style style:name="T14" style:family="text">
      <style:text-properties fo:color="#5983b0" loext:opacity="100%" style:font-name="Liberation Sans2" fo:font-size="6pt" fo:font-weight="bold" style:font-name-asian="Liberation Sans2" style:font-size-asian="6pt" style:font-weight-asian="bold" style:font-name-complex="Liberation Sans2" style:font-size-complex="6pt" style:font-weight-complex="bold"/>
    </style:style>
    <style:style style:name="T15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FreeSans" style:font-size-complex="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666666" loext:opacity="100%" style:font-name="Fira Sans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333333" loext:opacity="100%" style:font-name="Liberation Sans2" fo:font-size="6pt" fo:font-weight="bold" style:font-name-asian="Liberation Sans2" style:font-size-asian="6pt" style:font-weight-asian="bold" style:font-name-complex="Liberation Sans2" style:font-size-complex="6pt" style:font-weight-complex="bold"/>
    </style:style>
    <style:style style:name="T18" style:family="text">
      <style:text-properties fo:color="#5983b0" loext:opacity="100%" style:font-name="Fira Sans Book" fo:font-size="7pt" fo:font-weight="bold" style:font-size-asian="7pt" style:font-weight-asian="bold" style:font-size-complex="7pt" style:font-weight-complex="bold"/>
    </style:style>
    <style:style style:name="T19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FreeSans" style:font-size-complex="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784cm" svg:y1="18.981cm" svg:x2="13.033cm" svg:y2="19.606cm">
          <text:p/>
        </draw:line>
        <draw:line draw:style-name="gr1" draw:text-style-name="P1" draw:layer="layout" svg:x1="13.065cm" svg:y1="1.635cm" svg:x2="13.595cm" svg:y2="2.076cm">
          <text:p/>
        </draw:line>
        <draw:line draw:style-name="gr2" draw:text-style-name="P1" draw:layer="layout" svg:x1="10.525cm" svg:y1="14.634cm" svg:x2="9.398cm" svg:y2="13.467cm">
          <text:p/>
        </draw:line>
        <draw:line draw:style-name="gr3" draw:text-style-name="P1" draw:layer="layout" svg:x1="9.603cm" svg:y1="13.318cm" svg:x2="10.38cm" svg:y2="14.125cm">
          <text:p/>
        </draw:line>
        <draw:line draw:style-name="gr4" draw:text-style-name="P1" draw:layer="layout" svg:x1="2.431cm" svg:y1="10.795cm" svg:x2="2.432cm" svg:y2="7.409cm">
          <text:p/>
        </draw:line>
        <draw:line draw:style-name="gr4" draw:text-style-name="P1" draw:layer="layout" svg:x1="21.903cm" svg:y1="18.996cm" svg:x2="22.826cm" svg:y2="18.996cm">
          <text:p/>
        </draw:line>
        <draw:line draw:style-name="gr2" draw:text-style-name="P2" draw:layer="layout" svg:x1="18.784cm" svg:y1="13.911cm" svg:x2="27.548cm" svg:y2="13.905cm">
          <text:p/>
        </draw:line>
        <draw:line draw:style-name="gr3" draw:text-style-name="P1" draw:layer="layout" svg:x1="23.849cm" svg:y1="3.711cm" svg:x2="23.777cm" svg:y2="17.041cm">
          <text:p/>
        </draw:line>
        <draw:frame draw:style-name="gr5" draw:text-style-name="P3" draw:layer="layout" svg:width="2.97cm" svg:height="0.544cm" draw:transform="rotate (0.672649893718615) translate (6.873cm 2.729cm)">
          <draw:text-box>
            <text:p><text:span text:style-name="T1">MOUNTAIN VILLAGE</text:span></text:p>
          </draw:text-box>
        </draw:frame>
        <draw:line draw:style-name="gr3" draw:text-style-name="P1" draw:layer="layout" svg:x1="11.063cm" svg:y1="3.209cm" svg:x2="11.628cm" svg:y2="3.786cm">
          <text:p/>
        </draw:line>
        <draw:frame draw:style-name="gr6" draw:text-style-name="P3" draw:layer="layout" svg:width="1.568cm" svg:height="0.674cm" draw:transform="rotate (0.672649893718615) translate (25.265cm 2.151cm)">
          <draw:text-box>
            <text:p><text:span text:style-name="T1">DEEP SEA</text:span></text:p>
          </draw:text-box>
        </draw:frame>
        <draw:line draw:style-name="gr7" draw:text-style-name="P1" draw:layer="layout" svg:x1="23.849cm" svg:y1="3.711cm" svg:x2="27.687cm" svg:y2="3.722cm">
          <text:p/>
        </draw:line>
        <draw:line draw:style-name="gr3" draw:text-style-name="P1" draw:layer="layout" svg:x1="20.655cm" svg:y1="3.519cm" svg:x2="21.224cm" svg:y2="4.151cm">
          <text:p/>
        </draw:line>
        <draw:line draw:style-name="gr3" draw:text-style-name="P1" draw:layer="layout" svg:x1="21.26cm" svg:y1="4.121cm" svg:x2="23.282cm" svg:y2="4.121cm">
          <text:p/>
        </draw:line>
        <draw:line draw:style-name="gr3" draw:text-style-name="P1" draw:layer="layout" svg:x1="16.099cm" svg:y1="3.519cm" svg:x2="20.616cm" svg:y2="3.494cm">
          <text:p/>
        </draw:line>
        <draw:line draw:style-name="gr3" draw:text-style-name="P1" draw:layer="layout" svg:x1="12.374cm" svg:y1="2.079cm" svg:x2="15.465cm" svg:y2="2.079cm">
          <text:p/>
        </draw:line>
        <draw:line draw:style-name="gr3" draw:text-style-name="P1" draw:layer="layout" svg:x1="12.374cm" svg:y1="2.079cm" svg:x2="10.92cm" svg:y2="3.295cm">
          <text:p/>
        </draw:line>
        <draw:frame draw:style-name="gr5" draw:text-style-name="P3" draw:layer="layout" svg:width="2.408cm" svg:height="0.544cm" draw:transform="rotate (0.672649893718615) translate (13.719cm 4.276cm)">
          <draw:text-box>
            <text:p><text:span text:style-name="T1">NOVA JUNCTION</text:span></text:p>
          </draw:text-box>
        </draw:frame>
        <draw:line draw:style-name="gr3" draw:text-style-name="P1" draw:layer="layout" svg:x1="3.345cm" svg:y1="13.765cm" svg:x2="3.822cm" svg:y2="13.317cm">
          <text:p/>
        </draw:line>
        <draw:frame draw:style-name="gr5" draw:text-style-name="P3" draw:layer="layout" svg:width="2.32cm" svg:height="0.544cm" draw:transform="rotate (0.672649893718615) translate (3.736cm 12.821cm)">
          <draw:text-box>
            <text:p><text:span text:style-name="T1">SHEEP MEADOW</text:span></text:p>
          </draw:text-box>
        </draw:frame>
        <draw:line draw:style-name="gr3" draw:text-style-name="P1" draw:layer="layout" svg:x1="3.896cm" svg:y1="6.85cm" svg:x2="3.579cm" svg:y2="6.532cm">
          <text:p/>
        </draw:line>
        <draw:line draw:style-name="gr3" draw:text-style-name="P1" draw:layer="layout" svg:x1="3.834cm" svg:y1="18.645cm" svg:x2="3.913cm" svg:y2="6.88cm">
          <text:p/>
        </draw:line>
        <draw:line draw:style-name="gr3" draw:text-style-name="P1" draw:layer="layout" svg:x1="2.628cm" svg:y1="7.174cm" svg:x2="3.591cm" svg:y2="6.402cm">
          <text:p/>
        </draw:line>
        <draw:line draw:style-name="gr3" draw:text-style-name="P1" draw:layer="layout" svg:x1="14.045cm" svg:y1="3.93cm" svg:x2="13.613cm" svg:y2="4.422cm">
          <text:p/>
        </draw:line>
        <draw:line draw:style-name="gr3" draw:text-style-name="P1" draw:layer="layout" svg:x1="7.697cm" svg:y1="8.89cm" svg:x2="9.479cm" svg:y2="10.809cm">
          <text:p/>
        </draw:line>
        <draw:line draw:style-name="gr3" draw:text-style-name="P1" draw:layer="layout" svg:x1="9.537cm" svg:y1="13.91cm" svg:x2="9.542cm" svg:y2="9.35cm">
          <text:p/>
        </draw:line>
        <draw:line draw:style-name="gr3" draw:text-style-name="P1" draw:layer="layout" svg:x1="18.047cm" svg:y1="6.406cm" svg:x2="16.887cm" svg:y2="5.185cm">
          <text:p/>
        </draw:line>
        <draw:line draw:style-name="gr3" draw:text-style-name="P1" draw:layer="layout" svg:x1="15.47cm" svg:y1="6.332cm" svg:x2="16.523cm" svg:y2="7.69cm">
          <text:p/>
        </draw:line>
        <draw:line draw:style-name="gr3" draw:text-style-name="P1" draw:layer="layout" svg:x1="12.395cm" svg:y1="7.007cm" svg:x2="14.617cm" svg:y2="6.967cm">
          <text:p/>
        </draw:line>
        <draw:line draw:style-name="gr3" draw:text-style-name="P1" draw:layer="layout" svg:x1="14.617cm" svg:y1="6.967cm" svg:x2="16.825cm" svg:y2="5.206cm">
          <text:p/>
        </draw:line>
        <draw:frame draw:style-name="gr5" draw:text-style-name="P3" draw:layer="layout" svg:width="2.151cm" svg:height="0.544cm" draw:transform="rotate (0.672649893718615) translate (11.404cm 17.186cm)">
          <draw:text-box>
            <text:p><text:span text:style-name="T1">CAVE REFUGE</text:span></text:p>
          </draw:text-box>
        </draw:frame>
        <draw:line draw:style-name="gr2" draw:text-style-name="P1" draw:layer="layout" svg:x1="13.119cm" svg:y1="13.909cm" svg:x2="17.405cm" svg:y2="13.909cm">
          <text:p/>
        </draw:line>
        <draw:line draw:style-name="gr1" draw:text-style-name="P1" draw:layer="layout" svg:x1="12.548cm" svg:y1="14.759cm" svg:x2="13.078cm" svg:y2="15.2cm">
          <text:p/>
        </draw:line>
        <draw:line draw:style-name="gr1" draw:text-style-name="P1" draw:layer="layout" svg:x1="13.083cm" svg:y1="15.205cm" svg:x2="13.083cm" svg:y2="18.643cm">
          <text:p/>
        </draw:line>
        <draw:line draw:style-name="gr1" draw:text-style-name="P1" draw:layer="layout" svg:x1="13.077cm" svg:y1="14.259cm" svg:x2="12.641cm" svg:y2="14.67cm">
          <text:p/>
        </draw:line>
        <draw:line draw:style-name="gr1" draw:text-style-name="P1" draw:layer="layout" svg:x1="13.03cm" svg:y1="7.4cm" svg:x2="13.083cm" svg:y2="14.247cm">
          <text:p/>
        </draw:line>
        <draw:line draw:style-name="gr2" draw:text-style-name="P1" draw:layer="layout" svg:x1="12.477cm" svg:y1="14.502cm" svg:x2="13.085cm" svg:y2="13.909cm">
          <text:p/>
        </draw:line>
        <draw:line draw:style-name="gr1" draw:text-style-name="P1" draw:layer="layout" svg:x1="13.083cm" svg:y1="18.643cm" svg:x2="13.613cm" svg:y2="19.084cm">
          <text:p/>
        </draw:line>
        <draw:line draw:style-name="gr1" draw:text-style-name="P1" draw:layer="layout" svg:x1="13.659cm" svg:y1="6.775cm" svg:x2="13.012cm" svg:y2="7.4cm">
          <text:p/>
        </draw:line>
        <draw:line draw:style-name="gr1" draw:text-style-name="P1" draw:layer="layout" svg:x1="13.03cm" svg:y1="6.706cm" svg:x2="13.5cm" svg:y2="7.127cm">
          <text:p/>
        </draw:line>
        <draw:line draw:style-name="gr1" draw:text-style-name="P1" draw:layer="layout" svg:x1="13.758cm" svg:y1="1.994cm" svg:x2="13.007cm" svg:y2="2.619cm">
          <text:p/>
        </draw:line>
        <draw:line draw:style-name="gr1" draw:text-style-name="P1" draw:layer="layout" svg:x1="13.007cm" svg:y1="2.619cm" svg:x2="13.03cm" svg:y2="6.702cm">
          <text:p/>
        </draw:line>
        <draw:line draw:style-name="gr2" draw:text-style-name="P1" draw:layer="layout" svg:x1="18.029cm" svg:y1="14.611cm" svg:x2="18.783cm" svg:y2="13.916cm">
          <text:p/>
        </draw:line>
        <draw:line draw:style-name="gr2" draw:text-style-name="P1" draw:layer="layout" svg:x1="17.982cm" svg:y1="14.545cm" svg:x2="17.433cm" svg:y2="13.91cm">
          <text:p/>
        </draw:line>
        <draw:line draw:style-name="gr2" draw:text-style-name="P1" draw:layer="layout" svg:x1="10.504cm" svg:y1="14.652cm" svg:x2="12.43cm" svg:y2="14.645cm">
          <text:p/>
        </draw:line>
        <draw:line draw:style-name="gr2" draw:text-style-name="P1" draw:layer="layout" svg:x1="8.929cm" svg:y1="13.91cm" svg:x2="9.537cm" svg:y2="13.317cm">
          <text:p/>
        </draw:line>
        <draw:line draw:style-name="gr2" draw:text-style-name="P1" draw:layer="layout" svg:x1="4.371cm" svg:y1="13.91cm" svg:x2="8.929cm" svg:y2="13.91cm">
          <text:p/>
        </draw:line>
        <draw:line draw:style-name="gr3" draw:text-style-name="P1" draw:layer="layout" svg:x1="9.539cm" svg:y1="13.954cm" svg:x2="10.207cm" svg:y2="14.652cm">
          <text:p/>
        </draw:line>
        <draw:line draw:style-name="gr3" draw:text-style-name="P1" draw:layer="layout" svg:x1="11.477cm" svg:y1="13.295cm" svg:x2="11.466cm" svg:y2="11.475cm">
          <text:p/>
        </draw:line>
        <draw:line draw:style-name="gr3" draw:text-style-name="P1" draw:layer="layout" svg:x1="12.395cm" svg:y1="7.007cm" svg:x2="9.542cm" svg:y2="9.317cm">
          <text:p/>
        </draw:line>
        <draw:line draw:style-name="gr3" draw:text-style-name="P1" draw:layer="layout" svg:x1="13.136cm" svg:y1="6.449cm" svg:x2="13.725cm" svg:y2="6.929cm">
          <text:p/>
        </draw:line>
        <draw:line draw:style-name="gr3" draw:text-style-name="P1" draw:layer="layout" svg:x1="16.787cm" svg:y1="3.092cm" svg:x2="14.888cm" svg:y2="4.521cm">
          <text:p/>
        </draw:line>
        <draw:line draw:style-name="gr3" draw:text-style-name="P1" draw:layer="layout" svg:x1="12.66cm" svg:y1="4.521cm" svg:x2="14.888cm" svg:y2="4.521cm">
          <text:p/>
        </draw:line>
        <draw:line draw:style-name="gr3" draw:text-style-name="P1" draw:layer="layout" svg:x1="12.855cm" svg:y1="3.786cm" svg:x2="13.471cm" svg:y2="4.362cm">
          <text:p/>
        </draw:line>
        <draw:line draw:style-name="gr3" draw:text-style-name="P1" draw:layer="layout" svg:x1="16.555cm" svg:y1="7.69cm" svg:x2="22.116cm" svg:y2="7.69cm">
          <text:p/>
        </draw:line>
        <draw:line draw:style-name="gr3" draw:text-style-name="P1" draw:layer="layout" svg:x1="10.245cm" svg:y1="20.52cm" svg:x2="10.245cm" svg:y2="14.714cm">
          <text:p/>
        </draw:line>
        <draw:line draw:style-name="gr3" draw:text-style-name="P1" draw:layer="layout" svg:x1="3.44cm" svg:y1="6.402cm" svg:x2="13.136cm" svg:y2="6.447cm">
          <text:p/>
        </draw:line>
        <draw:line draw:style-name="gr3" draw:text-style-name="P1" draw:layer="layout" svg:x1="2.712cm" svg:y1="10.981cm" svg:x2="10.863cm" svg:y2="10.895cm">
          <text:p/>
        </draw:line>
        <draw:line draw:style-name="gr3" draw:text-style-name="P1" draw:layer="layout" svg:x1="6.315cm" svg:y1="15.657cm" svg:x2="13.638cm" svg:y2="15.657cm">
          <text:p/>
        </draw:line>
        <draw:line draw:style-name="gr3" draw:text-style-name="P1" draw:layer="layout" svg:x1="13.591cm" svg:y1="1.263cm" svg:x2="13.641cm" svg:y2="20.167cm">
          <text:p/>
        </draw:line>
        <draw:line draw:style-name="gr3" draw:text-style-name="P1" draw:layer="layout" svg:x1="8.49cm" svg:y1="3.18cm" svg:x2="8.49cm" svg:y2="8.037cm">
          <text:p/>
        </draw:line>
        <draw:line draw:style-name="gr3" draw:text-style-name="P1" draw:layer="layout" svg:x1="2.628cm" svg:y1="13.382cm" svg:x2="17.295cm" svg:y2="13.363cm">
          <text:p/>
        </draw:line>
        <draw:line draw:style-name="gr3" draw:text-style-name="P1" draw:layer="layout" svg:x1="17.38cm" svg:y1="13.34cm" svg:x2="18.015cm" svg:y2="12.705cm">
          <text:p/>
        </draw:line>
        <draw:line draw:style-name="gr8" draw:text-style-name="P1" draw:layer="layout" svg:x1="18.056cm" svg:y1="12.705cm" svg:x2="27.54cm" svg:y2="12.682cm">
          <text:p/>
        </draw:line>
        <draw:line draw:style-name="gr3" draw:text-style-name="P1" draw:layer="layout" svg:x1="16.838cm" svg:y1="5.193cm" svg:x2="18.644cm" svg:y2="5.185cm">
          <text:p/>
        </draw:line>
        <draw:line draw:style-name="gr3" draw:text-style-name="P1" draw:layer="layout" svg:x1="16.15cm" svg:y1="2.872cm" svg:x2="16.15cm" svg:y2="4.424cm">
          <text:p/>
        </draw:line>
        <draw:line draw:style-name="gr3" draw:text-style-name="P1" draw:layer="layout" svg:x1="2.756cm" svg:y1="3.179cm" svg:x2="11.063cm" svg:y2="3.203cm">
          <text:p/>
        </draw:line>
        <draw:line draw:style-name="gr3" draw:text-style-name="P1" draw:layer="layout" svg:x1="5.68cm" svg:y1="2.322cm" svg:x2="5.68cm" svg:y2="15.022cm">
          <text:p/>
        </draw:line>
        <draw:custom-shape draw:style-name="gr9" draw:text-style-name="P4" draw:layer="layout" svg:width="0.635cm" svg:height="0.635cm" svg:x="5.362cm" svg:y="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5.36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5.362cm" svg:y="10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5.362cm" svg:y="13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959cm" svg:height="0.544cm" draw:transform="rotate (0.672649893718615) translate (5.68cm 2.753cm)">
          <draw:text-box>
            <text:p><text:span text:style-name="T1">SNOWPEAK JUNCTION</text:span></text:p>
          </draw:text-box>
        </draw:frame>
        <draw:line draw:style-name="gr3" draw:text-style-name="P1" draw:layer="layout" svg:x1="16.787cm" svg:y1="3.092cm" svg:x2="17.085cm" svg:y2="3.092cm">
          <text:p/>
        </draw:line>
        <draw:custom-shape draw:style-name="gr9" draw:text-style-name="P4" draw:layer="layout" svg:width="0.635cm" svg:height="0.635cm" svg:x="15.832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542cm" svg:height="0.544cm" draw:transform="rotate (0.672649893718615) translate (15.98cm 2.996cm)">
          <draw:text-box>
            <text:p text:style-name="P5"><text:span text:style-name="T2">GREAT HALL </text:span><text:span text:style-name="T3"><text:s/></text:span><text:span text:style-name="T4">(6775 50 -1500)</text:span></text:p>
          </draw:text-box>
        </draw:frame>
        <draw:frame draw:style-name="gr5" draw:text-style-name="P3" draw:layer="layout" svg:width="2.016cm" svg:height="0.544cm" draw:transform="rotate (0.672649893718615) translate (17.202cm 2.844cm)">
          <draw:text-box>
            <text:p><text:span text:style-name="T1">SAND DOOR</text:span></text:p>
          </draw:text-box>
        </draw:frame>
        <draw:line draw:style-name="gr3" draw:text-style-name="P1" draw:layer="layout" svg:x1="16.15cm" svg:y1="4.45cm" svg:x2="16.758cm" svg:y2="5.14cm">
          <text:p/>
        </draw:line>
        <draw:custom-shape draw:style-name="gr9" draw:text-style-name="P4" draw:layer="layout" svg:width="0.635cm" svg:height="0.635cm" svg:x="16.566cm" svg:y="4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544cm" svg:height="0.544cm" draw:transform="rotate (0.672649893718615) translate (16.887cm 4.759cm)">
          <draw:text-box>
            <text:p><text:span text:style-name="T1">JUNCTION HALL</text:span></text:p>
          </draw:text-box>
        </draw:frame>
        <draw:custom-shape draw:style-name="gr9" draw:text-style-name="P4" draw:layer="layout" svg:width="0.645cm" svg:height="0.635cm" svg:x="8.162cm" svg:y="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865cm" svg:height="0.573cm" draw:transform="rotate (0.672649893718615) translate (8.181cm 2.553cm)">
          <draw:text-box>
            <text:p><text:span text:style-name="T1">WATGLAV JUNCTION</text:span></text:p>
          </draw:text-box>
        </draw:frame>
        <draw:custom-shape draw:style-name="gr9" draw:text-style-name="P4" draw:layer="layout" svg:width="0.645cm" svg:height="0.635cm" svg:x="13.28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72cm" svg:height="0.544cm" draw:transform="rotate (0.672649893718615) translate (11.696cm 3.366cm)">
          <draw:text-box>
            <text:p><text:span text:style-name="T1">O.S.R.</text:span></text:p>
          </draw:text-box>
        </draw:frame>
        <draw:line draw:style-name="gr3" draw:text-style-name="P1" draw:layer="layout" svg:x1="21.871cm" svg:y1="8.345cm" svg:x2="18.644cm" svg:y2="5.185cm">
          <text:p/>
        </draw:line>
        <draw:frame draw:style-name="gr5" draw:text-style-name="P3" draw:layer="layout" svg:width="2.787cm" svg:height="0.544cm" draw:transform="rotate (0.672649893718615) translate (18.539cm 4.966cm)">
          <draw:text-box>
            <text:p><text:span text:style-name="T1">LIL’ SAND ISLAND</text:span></text:p>
          </draw:text-box>
        </draw:frame>
        <draw:frame draw:style-name="gr5" draw:text-style-name="P3" draw:layer="layout" svg:width="2.68cm" svg:height="0.544cm" draw:transform="rotate (0.672649893718615) translate (21.186cm 7.291cm)">
          <draw:text-box>
            <text:p><text:span text:style-name="T1">FUTURE JUNCTION</text:span></text:p>
          </draw:text-box>
        </draw:frame>
        <draw:line draw:style-name="gr3" draw:text-style-name="P1" draw:layer="layout" svg:x1="21.178cm" svg:y1="4.049cm" svg:x2="21.166cm" svg:y2="18.689cm">
          <text:p/>
        </draw:line>
        <draw:custom-shape draw:style-name="gr9" draw:text-style-name="P4" draw:layer="layout" svg:width="0.635cm" svg:height="0.635cm" svg:x="20.887cm" svg:y="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282cm" svg:y1="4.121cm" svg:x2="25.247cm" svg:y2="2.54cm">
          <text:p/>
        </draw:line>
        <draw:line draw:style-name="gr3" draw:text-style-name="P1" draw:layer="layout" svg:x1="18.047cm" svg:y1="6.463cm" svg:x2="18.033cm" svg:y2="18.532cm">
          <text:p/>
        </draw:line>
        <draw:custom-shape draw:style-name="gr9" draw:text-style-name="P4" draw:layer="layout" svg:width="0.635cm" svg:height="0.635cm" svg:x="17.709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6cm" svg:height="0.544cm" draw:transform="rotate (0.672649893718615) translate (18.046cm 7.345cm)">
          <draw:text-box>
            <text:p><text:span text:style-name="T1">SECRET JNCT.</text:span></text:p>
          </draw:text-box>
        </draw:frame>
        <draw:custom-shape draw:style-name="gr9" draw:text-style-name="P4" draw:layer="layout" svg:width="0.635cm" svg:height="0.635cm" svg:x="15.152cm" svg:y="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163cm" svg:height="0.544cm" draw:transform="rotate (0.672649893718615) translate (15.039cm 5.725cm)">
          <draw:text-box>
            <text:p><text:span text:style-name="T1">DEEP JNCT.</text:span></text:p>
          </draw:text-box>
        </draw:frame>
        <draw:frame draw:style-name="gr5" draw:text-style-name="P3" draw:layer="layout" svg:width="2.007cm" svg:height="0.544cm" draw:transform="rotate (0.672649893718615) translate (16.165cm 7.035cm)">
          <draw:text-box>
            <text:p><text:span text:style-name="T1">FAKE ISLAND</text:span></text:p>
          </draw:text-box>
        </draw:frame>
        <draw:custom-shape draw:style-name="gr9" draw:text-style-name="P4" draw:layer="layout" svg:width="0.635cm" svg:height="0.635cm" svg:x="17.698cm" svg:y="12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365cm" svg:height="0.544cm" draw:transform="rotate (0.672649893718615) translate (17.993cm 12.355cm)">
          <draw:text-box>
            <text:p><text:span text:style-name="T1">HOUSE ISLAND</text:span></text:p>
          </draw:text-box>
        </draw:frame>
        <draw:custom-shape draw:style-name="gr9" draw:text-style-name="P4" draw:layer="layout" svg:width="0.635cm" svg:height="0.635cm" svg:x="20.872cm" svg:y="1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215cm" svg:height="0.544cm" draw:transform="rotate (0.672649893718615) translate (21.122cm 12.281cm)">
          <draw:text-box>
            <text:p><text:span text:style-name="T1">FIRECUT JUNCTION</text:span></text:p>
          </draw:text-box>
        </draw:frame>
        <draw:frame draw:style-name="gr12" draw:text-style-name="P3" draw:layer="layout" svg:width="2.175cm" svg:height="0.595cm" draw:transform="rotate (0.672649893718615) translate (16.155cm 12.956cm)">
          <draw:text-box>
            <text:p><text:span text:style-name="T1">GRASS DOOR</text:span></text:p>
          </draw:text-box>
        </draw:frame>
        <draw:frame draw:style-name="gr13" draw:text-style-name="P3" draw:layer="layout" svg:width="1.407cm" svg:height="0.837cm" draw:transform="rotate (0.672649893718615) translate (2.487cm 12.856cm)">
          <draw:text-box>
            <text:p><text:span text:style-name="T1">OCEAN </text:span></text:p>
            <text:p><text:span text:style-name="T1"><text:s text:c="2"/></text:span><text:span text:style-name="T1">LOOK</text:span></text:p>
          </draw:text-box>
        </draw:frame>
        <draw:line draw:style-name="gr3" draw:text-style-name="P1" draw:layer="layout" svg:x1="7.22cm" svg:y1="9.307cm" svg:x2="7.22cm" svg:y2="19.303cm">
          <text:p/>
        </draw:line>
        <draw:frame draw:style-name="gr5" draw:text-style-name="P3" draw:layer="layout" svg:width="2.365cm" svg:height="0.544cm" draw:transform="rotate (0.672649893718615) translate (7.242cm 18.734cm)">
          <draw:text-box>
            <text:p><text:span text:style-name="T1">FOREST ISLAND</text:span></text:p>
          </draw:text-box>
        </draw:frame>
        <draw:frame draw:style-name="gr14" draw:text-style-name="P3" draw:layer="layout" svg:width="1.688cm" svg:height="0.566cm" draw:transform="rotate (0.672649893718615) translate (7.22cm 17.87cm)">
          <draw:text-box>
            <text:p><text:span text:style-name="T1">OLD MINE</text:span></text:p>
          </draw:text-box>
        </draw:frame>
        <draw:frame draw:style-name="gr5" draw:text-style-name="P3" draw:layer="layout" svg:width="2.171cm" svg:height="0.544cm" draw:transform="rotate (0.672649893718615) translate (7.22cm 16.975cm)">
          <draw:text-box>
            <text:p><text:span text:style-name="T1">SUNSET WATER</text:span></text:p>
          </draw:text-box>
        </draw:frame>
        <draw:custom-shape draw:style-name="gr9" draw:text-style-name="P4" draw:layer="layout" svg:width="0.635cm" svg:height="0.635cm" svg:x="6.892cm" svg:y="13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6.917cm" svg:y="15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9cm" svg:y1="8.09cm" svg:x2="7.22cm" svg:y2="9.307cm">
          <text:p/>
        </draw:line>
        <draw:custom-shape draw:style-name="gr9" draw:text-style-name="P4" draw:layer="layout" svg:width="0.635cm" svg:height="0.635cm" svg:x="6.908cm" svg:y="10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8.172cm" svg:y="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45cm" svg:height="0.635cm" svg:x="13.318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9.898cm" svg:y="15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635cm" svg:height="0.635cm" svg:x="9.234cm" svg:y="1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937cm" svg:height="0.837cm" draw:transform="rotate (0.672649893718615) translate (7.78cm 15.195cm)">
          <draw:text-box>
            <text:p><text:span text:style-name="T1">MTN. </text:span></text:p>
            <text:p><text:span text:style-name="T1"><text:s text:c="3"/></text:span><text:span text:style-name="T1">BEACON</text:span></text:p>
          </draw:text-box>
        </draw:frame>
        <draw:line draw:style-name="gr3" draw:text-style-name="P1" draw:layer="layout" svg:x1="2.725cm" svg:y1="8.89cm" svg:x2="7.397cm" svg:y2="8.89cm">
          <text:p/>
        </draw:line>
        <draw:custom-shape draw:style-name="gr16" draw:text-style-name="P7" draw:layer="layout" svg:width="0.635cm" svg:height="0.635cm" svg:x="8.17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6.767cm" svg:y="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635cm" svg:height="0.635cm" svg:x="11.76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18.29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8.753cm" svg:y="15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635cm" svg:height="0.635cm" svg:x="6.902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635cm" svg:height="0.635cm" svg:x="6.902cm" svg:y="1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294cm" svg:y1="19.091cm" svg:x2="17.351cm" svg:y2="19.128cm">
          <text:p/>
        </draw:line>
        <draw:custom-shape draw:style-name="gr18" draw:text-style-name="P7" draw:layer="layout" svg:width="0.535cm" svg:height="0.535cm" svg:x="16.227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991cm" svg:height="0.544cm" draw:transform="rotate (0.672649893718615) translate (7.105cm 15.184cm)">
          <draw:text-box>
            <text:p><text:span text:style-name="T1">SUNSET JNCT.</text:span></text:p>
          </draw:text-box>
        </draw:frame>
        <draw:custom-shape draw:style-name="gr16" draw:text-style-name="P7" draw:layer="layout" svg:width="0.635cm" svg:height="0.635cm" svg:x="13.31cm" svg:y="1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635cm" svg:height="0.635cm" svg:x="13.314cm" svg:y="9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2.118cm" svg:height="0.574cm" draw:transform="rotate (0.672649893718615) translate (13.594cm 11.548cm)">
          <draw:text-box>
            <text:p><text:span text:style-name="T1">BEACON DOOR</text:span></text:p>
          </draw:text-box>
        </draw:frame>
        <draw:frame draw:style-name="gr20" draw:text-style-name="P3" draw:layer="layout" svg:width="2.148cm" svg:height="0.699cm" draw:transform="rotate (0.672649893718615) translate (13.478cm 9.46cm)">
          <draw:text-box>
            <text:p><text:span text:style-name="T1">LIL’ ROOM</text:span></text:p>
          </draw:text-box>
        </draw:frame>
        <draw:frame draw:style-name="gr5" draw:text-style-name="P3" draw:layer="layout" svg:width="2.226cm" svg:height="0.544cm" draw:transform="rotate (0.672649893718615) translate (13.5cm 6.503cm)">
          <draw:text-box>
            <text:p><text:span text:style-name="T1">CROSSUNDER</text:span></text:p>
          </draw:text-box>
        </draw:frame>
        <draw:frame draw:style-name="gr5" draw:text-style-name="P3" draw:layer="layout" svg:width="2.443cm" svg:height="0.544cm" draw:transform="rotate (0.672649893718615) translate (21.131cm 15.557cm)">
          <draw:text-box>
            <text:p><text:span text:style-name="T1">FIRECUT VILLAGE</text:span></text:p>
          </draw:text-box>
        </draw:frame>
        <draw:frame draw:style-name="gr5" draw:text-style-name="P3" draw:layer="layout" svg:width="1.341cm" svg:height="0.544cm" draw:transform="rotate (0.672649893718615) translate (17.991cm 13.49cm)">
          <draw:text-box>
            <text:p><text:span text:style-name="T1">HOUSE</text:span></text:p>
          </draw:text-box>
        </draw:frame>
        <draw:frame draw:style-name="gr13" draw:text-style-name="P3" draw:layer="layout" svg:width="1.505cm" svg:height="0.837cm" draw:transform="rotate (0.672649893718615) translate (8.775cm 15.235cm)">
          <draw:text-box draw:corner-radius="0.045cm">
            <text:p><text:span text:style-name="T1">GD. </text:span></text:p>
            <text:p><text:span text:style-name="T1"><text:s/></text:span><text:span text:style-name="T1">CAVERN</text:span></text:p>
          </draw:text-box>
        </draw:frame>
        <draw:frame draw:style-name="gr21" draw:text-style-name="P3" draw:layer="layout" svg:width="1.678cm" svg:height="1.13cm" draw:transform="rotate (0.672649893718615) translate (10.143cm 15.216cm)">
          <draw:text-box>
            <text:p><text:span text:style-name="T1">SUR-</text:span><text:span text:style-name="T1"><text:line-break/></text:span><text:span text:style-name="T1"> PRISE <text:s text:c="15"/>JNCT.</text:span></text:p>
          </draw:text-box>
        </draw:frame>
        <draw:frame draw:style-name="gr5" draw:text-style-name="P3" draw:layer="layout" svg:width="2.258cm" svg:height="0.544cm" draw:transform="rotate (0.672649893718615) translate (9.508cm 12.948cm)">
          <draw:text-box>
            <text:p><text:span text:style-name="T1">BRIDGE VILLAGE</text:span></text:p>
          </draw:text-box>
        </draw:frame>
        <draw:frame draw:style-name="gr5" draw:text-style-name="P3" draw:layer="layout" svg:width="2.723cm" svg:height="0.544cm" draw:transform="rotate (0.672649893718615) translate (13.621cm 12.929cm)">
          <draw:text-box>
            <text:p><text:span text:style-name="T1">ISLAND CROSSING</text:span></text:p>
          </draw:text-box>
        </draw:frame>
        <draw:custom-shape draw:style-name="gr16" draw:text-style-name="P7" draw:layer="layout" svg:width="0.635cm" svg:height="0.635cm" svg:x="8.087cm" svg:y="13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795cm" svg:height="0.544cm" draw:transform="rotate (0.672649893718615) translate (8.083cm 12.877cm)">
          <draw:text-box>
            <text:p><text:span text:style-name="T1">SKY HOLE</text:span></text:p>
          </draw:text-box>
        </draw:frame>
        <draw:frame draw:style-name="gr5" draw:text-style-name="P3" draw:layer="layout" svg:width="2.201cm" svg:height="0.544cm" draw:transform="rotate (0.672649893718615) translate (7.241cm 12.958cm)">
          <draw:text-box>
            <text:p><text:span text:style-name="T1">FOUR POINTS</text:span></text:p>
          </draw:text-box>
        </draw:frame>
        <draw:frame draw:style-name="gr5" draw:text-style-name="P3" draw:layer="layout" svg:width="2.298cm" svg:height="0.544cm" draw:transform="rotate (0.672649893718615) translate (8.463cm 7.727cm)">
          <draw:text-box>
            <text:p><text:span text:style-name="T1">SKY FISSURE</text:span></text:p>
          </draw:text-box>
        </draw:frame>
        <draw:frame draw:style-name="gr22" draw:text-style-name="P3" draw:layer="layout" svg:width="2.298cm" svg:height="0.745cm" draw:transform="rotate (0.672649893718615) translate (8.621cm 6.08cm)">
          <draw:text-box>
            <text:p><text:span text:style-name="T1">DEEP FISSURE</text:span></text:p>
          </draw:text-box>
        </draw:frame>
        <draw:frame draw:style-name="gr11" draw:text-style-name="P3" draw:layer="layout" svg:width="1.645cm" svg:height="0.573cm" draw:transform="rotate (0.672649893718615) translate (7.235cm 10.467cm)">
          <draw:text-box>
            <text:p><text:span text:style-name="T1">SEAPEEK</text:span></text:p>
          </draw:text-box>
        </draw:frame>
        <draw:frame draw:style-name="gr22" draw:text-style-name="P3" draw:layer="layout" svg:width="2.298cm" svg:height="0.745cm" draw:transform="rotate (0.672649893718615) translate (5.688cm 10.512cm)">
          <draw:text-box>
            <text:p><text:span text:style-name="T1">SEATUBE</text:span></text:p>
          </draw:text-box>
        </draw:frame>
        <draw:frame draw:style-name="gr22" draw:text-style-name="P3" draw:layer="layout" svg:width="2.298cm" svg:height="0.745cm" draw:transform="rotate (0.672649893718615) translate (5.621cm 12.883cm)">
          <draw:text-box>
            <text:p><text:span text:style-name="T1">MESSY JNCT.</text:span></text:p>
          </draw:text-box>
        </draw:frame>
        <draw:frame draw:style-name="gr23" draw:text-style-name="P3" draw:layer="layout" svg:width="2.298cm" svg:height="0.581cm" draw:transform="rotate (0.672649893718615) translate (3.799cm 10.529cm)">
          <draw:text-box>
            <text:p><text:span text:style-name="T1">BEACHY ISLAND</text:span></text:p>
          </draw:text-box>
        </draw:frame>
        <draw:frame draw:style-name="gr24" draw:text-style-name="P3" draw:layer="layout" svg:width="1.552cm" svg:height="0.576cm" draw:transform="rotate (0.672649893718615) translate (2.535cm 8.421cm)">
          <draw:text-box>
            <text:p><text:span text:style-name="T1">AIRLOCK</text:span></text:p>
          </draw:text-box>
        </draw:frame>
        <draw:frame draw:style-name="gr22" draw:text-style-name="P3" draw:layer="layout" svg:width="2.298cm" svg:height="0.745cm" draw:transform="rotate (0.672649893718615) translate (5.621cm 5.981cm)">
          <draw:text-box>
            <text:p><text:span text:style-name="T1">GRAVEL BORE</text:span></text:p>
          </draw:text-box>
        </draw:frame>
        <draw:frame draw:style-name="gr13" draw:text-style-name="P3" draw:layer="layout" svg:width="2.047cm" svg:height="0.837cm" draw:transform="rotate (0.672649893718615) translate (5.209cm 1.774cm)">
          <draw:text-box>
            <text:p><text:span text:style-name="T1">SNOW </text:span></text:p>
            <text:p><text:span text:style-name="T1"><text:s text:c="3"/></text:span><text:span text:style-name="T1">MTN. PEAK</text:span></text:p>
          </draw:text-box>
        </draw:frame>
        <draw:custom-shape draw:style-name="gr17" draw:text-style-name="P8" draw:layer="layout" svg:width="0.635cm" svg:height="0.635cm" svg:x="7.925cm" svg:y="15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45cm" svg:y1="6.402cm" svg:x2="3.583cm" svg:y2="3.204cm">
          <text:p/>
        </draw:line>
        <draw:frame draw:style-name="gr25" draw:text-style-name="P3" draw:layer="layout" svg:width="2.298cm" svg:height="0.582cm" draw:transform="rotate (0.672649893718615) translate (5.693cm 8.532cm)">
          <draw:text-box>
            <text:p><text:span text:style-name="T1">SUNKEN SHIP</text:span></text:p>
          </draw:text-box>
        </draw:frame>
        <draw:frame draw:style-name="gr26" draw:text-style-name="P10" draw:layer="layout" svg:width="5.398cm" svg:height="1.588cm" svg:x="21.502cm" svg:y="19.362cm">
          <draw:text-box>
            <text:p text:style-name="P9"><text:span text:style-name="T5">Cascadia District 1</text:span></text:p>
            <text:p text:style-name="P9"><text:span text:style-name="T6">2025-02-17</text:span></text:p>
          </draw:text-box>
        </draw:frame>
        <draw:custom-shape draw:style-name="gr27" draw:text-style-name="P4" draw:layer="layout" svg:width="0.645cm" svg:height="0.635cm" svg:x="13.262cm" svg:y="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635cm" svg:height="0.635cm" svg:x="9.895cm" svg:y="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179cm" svg:height="0.544cm" draw:transform="rotate (0.672649893718615) translate (10.105cm 6.1cm)">
          <draw:text-box>
            <text:p><text:span text:style-name="T1">LAVA CHASM</text:span></text:p>
          </draw:text-box>
        </draw:frame>
        <draw:line draw:style-name="gr3" draw:text-style-name="P1" draw:layer="layout" svg:x1="18.015cm" svg:y1="18.532cm" svg:x2="17.351cm" svg:y2="19.128cm">
          <text:p/>
        </draw:line>
        <draw:custom-shape draw:style-name="gr9" draw:text-style-name="P4" draw:layer="layout" svg:width="0.635cm" svg:height="0.635cm" svg:x="6.894cm" svg:y="18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64cm" svg:height="0.544cm" draw:transform="rotate (0.672649893718615) translate (5.053cm 18.627cm)">
          <draw:text-box>
            <text:p><text:span text:style-name="T1">FOREST PORTAL</text:span></text:p>
          </draw:text-box>
        </draw:frame>
        <draw:line draw:style-name="gr3" draw:text-style-name="P1" draw:layer="layout" svg:x1="4.294cm" svg:y1="19.089cm" svg:x2="3.834cm" svg:y2="18.645cm">
          <text:p/>
        </draw:line>
        <draw:custom-shape draw:style-name="gr17" draw:text-style-name="P8" draw:layer="layout" svg:width="0.635cm" svg:height="0.635cm" svg:x="11.509cm" svg:y="1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189cm" svg:height="0.544cm" draw:transform="rotate (0.672649893718615) translate (10.664cm 17.174cm)">
          <draw:text-box>
            <text:p><text:span text:style-name="T1">LAVA MEADOW</text:span></text:p>
          </draw:text-box>
        </draw:frame>
        <draw:custom-shape draw:style-name="gr18" draw:text-style-name="P7" draw:layer="layout" svg:width="0.535cm" svg:height="0.535cm" svg:x="21.89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2.518cm" svg:height="0.837cm" draw:transform="rotate (0.672649893718615) translate (21.918cm 12.29cm)">
          <draw:text-box>
            <text:p><text:span text:style-name="T1">FIRECUT </text:span></text:p>
            <text:p><text:span text:style-name="T1"><text:s text:c="3"/></text:span><text:span text:style-name="T1">POINTE</text:span></text:p>
          </draw:text-box>
        </draw:frame>
        <draw:frame draw:style-name="gr13" draw:text-style-name="P3" draw:layer="layout" svg:width="2.169cm" svg:height="0.837cm" draw:transform="rotate (0.672649893718615) translate (1.639cm 6.536cm)">
          <draw:text-box>
            <text:p><text:span text:style-name="T1">TREE </text:span></text:p>
            <text:p><text:span text:style-name="T1"><text:s text:c="3"/></text:span><text:span text:style-name="T1">LAGOON</text:span></text:p>
          </draw:text-box>
        </draw:frame>
        <draw:frame draw:style-name="gr5" draw:text-style-name="P3" draw:layer="layout" svg:width="2.298cm" svg:height="0.544cm" draw:transform="rotate (0.672649893718615) translate (2.293cm 2.702cm)">
          <draw:text-box>
            <text:p><text:span text:style-name="T1">LAND’S END</text:span></text:p>
          </draw:text-box>
        </draw:frame>
        <draw:custom-shape draw:style-name="gr18" draw:text-style-name="P7" draw:layer="layout" svg:width="0.535cm" svg:height="0.535cm" svg:x="17.774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22cm" svg:height="0.544cm" draw:transform="rotate (0.672649893718615) translate (17.949cm 15.744cm)">
          <draw:text-box>
            <text:p><text:span text:style-name="T1">FLOWER MEADOW</text:span></text:p>
          </draw:text-box>
        </draw:frame>
        <draw:line draw:style-name="gr3" draw:text-style-name="P1" draw:layer="layout" svg:x1="5.68cm" svg:y1="15.022cm" svg:x2="6.315cm" svg:y2="15.657cm">
          <text:p/>
        </draw:line>
        <draw:frame draw:style-name="gr5" draw:text-style-name="P3" draw:layer="layout" svg:width="2.014cm" svg:height="0.544cm" draw:transform="rotate (0.672649893718615) translate (16.316cm 17.21cm)">
          <draw:text-box>
            <text:p><text:span text:style-name="T1">BACON HILL</text:span></text:p>
          </draw:text-box>
        </draw:frame>
        <draw:custom-shape draw:style-name="gr18" draw:text-style-name="P7" draw:layer="layout" svg:width="0.535cm" svg:height="0.535cm" svg:x="17.773cm" svg:y="1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157cm" svg:y1="7.5cm" svg:x2="22.157cm" svg:y2="7.833cm">
          <text:p/>
        </draw:line>
        <draw:frame draw:style-name="gr5" draw:text-style-name="P3" draw:layer="layout" svg:width="2.041cm" svg:height="0.544cm" draw:transform="rotate (0.672649893718615) translate (22.193cm 7.443cm)">
          <draw:text-box>
            <text:p><text:span text:style-name="T1">SEA FOREST</text:span></text:p>
          </draw:text-box>
        </draw:frame>
        <draw:frame draw:style-name="gr5" draw:text-style-name="P3" draw:layer="layout" svg:width="2.622cm" svg:height="0.544cm" draw:transform="rotate (0.672649893718615) translate (13.784cm 18.861cm)">
          <draw:text-box>
            <text:p><text:span text:style-name="T1">BIRCH COTTAGE</text:span></text:p>
          </draw:text-box>
        </draw:frame>
        <draw:line draw:style-name="gr3" draw:text-style-name="P1" draw:layer="layout" svg:x1="10.707cm" svg:y1="17.627cm" svg:x2="23.113cm" svg:y2="17.637cm">
          <text:p/>
        </draw:line>
        <draw:custom-shape draw:style-name="gr9" draw:text-style-name="P4" draw:layer="layout" svg:width="0.635cm" svg:height="0.635cm" svg:x="9.93cm" svg:y="17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17.696cm" svg:y="1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13.311cm" svg:y="15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13.31cm" svg:y="17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819cm" svg:height="0.544cm" draw:transform="rotate (0.672649893718615) translate (10.106cm 17.122cm)">
          <draw:text-box>
            <text:p><text:span text:style-name="T1">X-RAY</text:span></text:p>
          </draw:text-box>
        </draw:frame>
        <draw:frame draw:style-name="gr28" draw:text-style-name="P3" draw:layer="layout" svg:width="1.819cm" svg:height="0.564cm" draw:transform="rotate (0.672649893718615) translate (13.639cm 15.266cm)">
          <draw:text-box>
            <text:p><text:span text:style-name="T1">KILO</text:span></text:p>
          </draw:text-box>
        </draw:frame>
        <draw:frame draw:style-name="gr28" draw:text-style-name="P3" draw:layer="layout" svg:width="1.819cm" svg:height="0.564cm" draw:transform="rotate (0.672649893718615) translate (18.087cm 17.322cm)">
          <draw:text-box>
            <text:p><text:span text:style-name="T1">FOXTROT</text:span></text:p>
          </draw:text-box>
        </draw:frame>
        <draw:frame draw:style-name="gr28" draw:text-style-name="P3" draw:layer="layout" svg:width="1.716cm" svg:height="0.564cm" draw:transform="rotate (0.672649893718615) translate (13.687cm 17.222cm)">
          <draw:text-box>
            <text:p><text:span text:style-name="T1">YANKEE</text:span></text:p>
          </draw:text-box>
        </draw:frame>
        <draw:custom-shape draw:style-name="gr16" draw:text-style-name="P7" draw:layer="layout" svg:width="0.635cm" svg:height="0.635cm" svg:x="10.766cm" svg:y="1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819cm" svg:height="0.837cm" draw:transform="rotate (0.672649893718615) translate (11.098cm 4.764cm)">
          <draw:text-box>
            <text:p><text:span text:style-name="T1">PORTAL</text:span></text:p>
            <text:p><text:span text:style-name="T1">POINT</text:span></text:p>
          </draw:text-box>
        </draw:frame>
        <draw:frame draw:style-name="gr13" draw:text-style-name="P3" draw:layer="layout" svg:width="2.826cm" svg:height="0.837cm" draw:transform="rotate (0.672649893718615) translate (13.591cm 1.72cm)">
          <draw:text-box>
            <text:p><text:span text:style-name="T1">HIDDEN </text:span></text:p>
            <text:p><text:span text:style-name="T1"><text:s text:c="3"/></text:span><text:span text:style-name="T1">LAGOON</text:span></text:p>
          </draw:text-box>
        </draw:frame>
        <draw:custom-shape draw:style-name="gr9" draw:text-style-name="P4" draw:layer="layout" svg:width="0.635cm" svg:height="0.635cm" svg:x="11.159cm" svg:y="13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989cm" svg:height="0.544cm" draw:transform="rotate (0.672649893718615) translate (11.477cm 12.956cm)">
          <draw:text-box>
            <text:p><text:span text:style-name="T1">BULB DEEP</text:span></text:p>
          </draw:text-box>
        </draw:frame>
        <draw:line draw:style-name="gr3" draw:text-style-name="P1" draw:layer="layout" svg:x1="10.863cm" svg:y1="10.895cm" svg:x2="11.463cm" svg:y2="11.46cm">
          <text:p/>
        </draw:line>
        <draw:custom-shape draw:style-name="gr9" draw:text-style-name="P4" draw:layer="layout" svg:width="0.635cm" svg:height="0.635cm" svg:x="9.23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556cm" svg:height="0.544cm" draw:transform="rotate (0.672649893718615) translate (9.572cm 10.529cm)">
          <draw:text-box>
            <text:p><text:span text:style-name="T1">MIDDLE JUNCTION</text:span></text:p>
          </draw:text-box>
        </draw:frame>
        <draw:line draw:style-name="gr2" draw:text-style-name="P1" draw:layer="layout" svg:x1="4.371cm" svg:y1="13.908cm" svg:x2="3.822cm" svg:y2="13.273cm">
          <text:p/>
        </draw:line>
        <draw:custom-shape draw:style-name="gr15" draw:text-style-name="P4" draw:layer="layout" svg:width="0.635cm" svg:height="0.635cm" svg:x="3.563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1" draw:layer="layout" svg:width="1.54cm" svg:height="0.565cm" svg:x="5.68cm" svg:y="13.952cm">
          <draw:text-box>
            <text:p text:style-name="P9"><text:span text:style-name="T7">31 EXPRESS </text:span></text:p>
          </draw:text-box>
        </draw:frame>
        <draw:frame draw:style-name="gr30" draw:text-style-name="P3" draw:layer="layout" svg:width="1.536cm" svg:height="0.9cm" draw:transform="rotate (0.672649893718615) translate (2.188cm 15.241cm)">
          <draw:text-box>
            <text:p text:style-name="P12"><text:span text:style-name="T1">CAVE <text:s text:c="4"/>DOOR</text:span></text:p>
          </draw:text-box>
        </draw:frame>
        <draw:custom-shape draw:style-name="gr15" draw:text-style-name="P4" draw:layer="layout" svg:width="0.635cm" svg:height="0.635cm" svg:x="17.699cm" svg:y="1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341cm" svg:height="0.544cm" draw:transform="rotate (0.672649893718615) translate (18.163cm 14.66cm)">
          <draw:text-box>
            <text:p><text:span text:style-name="T1">CENTRE</text:span></text:p>
          </draw:text-box>
        </draw:frame>
        <draw:frame draw:style-name="gr29" draw:text-style-name="P11" draw:layer="layout" svg:width="1.54cm" svg:height="0.565cm" svg:x="14.18cm" svg:y="13.953cm">
          <draw:text-box>
            <text:p text:style-name="P9"><text:span text:style-name="T7">31 EXPRESS </text:span></text:p>
          </draw:text-box>
        </draw:frame>
        <draw:frame draw:style-name="gr29" draw:text-style-name="P11" draw:layer="layout" svg:width="1.54cm" svg:height="0.565cm" svg:x="21.78cm" svg:y="13.953cm">
          <draw:text-box>
            <text:p text:style-name="P9"><text:span text:style-name="T7">31 EXPRESS </text:span></text:p>
          </draw:text-box>
        </draw:frame>
        <draw:custom-shape draw:style-name="gr27" draw:text-style-name="P4" draw:layer="layout" svg:width="0.635cm" svg:height="0.635cm" svg:x="13.347cm" svg:y="18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0.645cm" svg:height="0.635cm" svg:x="13.286cm" svg:y="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635cm" svg:height="0.635cm" svg:x="11.988cm" svg:y="1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3" draw:layer="layout" svg:width="2.004cm" svg:height="0.565cm" draw:transform="rotate (1.55927715373173) translate (12.551cm 11.509cm)">
          <draw:text-box>
            <text:p text:style-name="P9"><text:span text:style-name="T8">ZER0 EXPRESS </text:span></text:p>
          </draw:text-box>
        </draw:frame>
        <draw:custom-shape draw:style-name="gr32" draw:text-style-name="P15" draw:layer="layout" svg:width="1.27cm" svg:height="1.27cm" svg:x="1.1cm" svg:y="10.525cm">
          <text:p text:style-name="P14"><text:span text:style-name="T9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27cm" svg:height="1.27cm" svg:x="25.617cm" svg:y="10.525cm">
          <text:p text:style-name="P14"><text:span text:style-name="T9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27cm" svg:height="1.27cm" svg:x="10.693cm" svg:y="19.282cm">
          <text:p text:style-name="P14"><text:span text:style-name="T9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27cm" svg:height="1.27cm" svg:x="10.458cm" svg:y="1.026cm">
          <text:p text:style-name="P14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" draw:layer="layout" svg:width="1.989cm" svg:height="0.544cm" draw:transform="rotate (0.672649893718615) translate (11.89cm 14.058cm)">
          <draw:text-box>
            <text:p><text:span text:style-name="T1">EXP. X</text:span></text:p>
          </draw:text-box>
        </draw:frame>
        <draw:line draw:style-name="gr3" draw:text-style-name="P1" draw:layer="layout" svg:x1="23.777cm" svg:y1="17.041cm" svg:x2="23.113cm" svg:y2="17.637cm">
          <text:p/>
        </draw:line>
        <draw:custom-shape draw:style-name="gr18" draw:text-style-name="P7" draw:layer="layout" svg:width="0.535cm" svg:height="0.535cm" svg:x="20.915cm" svg:y="15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15.92cm" svg:y="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5.363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7.362cm" svg:y="8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2.298cm" svg:height="0.582cm" draw:transform="rotate (0.672649893718615) translate (7.858cm 8.896cm)">
          <draw:text-box>
            <text:p><text:span text:style-name="T1">DUALITY</text:span></text:p>
          </draw:text-box>
        </draw:frame>
        <draw:line draw:style-name="gr3" draw:text-style-name="P1" draw:layer="layout" svg:x1="12.596cm" svg:y1="4.339cm" svg:x2="12.596cm" svg:y2="4.672cm">
          <text:p/>
        </draw:line>
        <draw:custom-shape draw:style-name="gr9" draw:text-style-name="P4" draw:layer="layout" svg:width="0.635cm" svg:height="0.635cm" svg:x="3.263cm" svg:y="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3.264cm" svg:y="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98cm" svg:height="0.544cm" draw:transform="rotate (0.672649893718615) translate (3.591cm 6.022cm)">
          <draw:text-box>
            <text:p><text:span text:style-name="T1">INNER OCEAN</text:span></text:p>
          </draw:text-box>
        </draw:frame>
        <draw:line draw:style-name="gr3" draw:text-style-name="P1" draw:layer="layout" svg:x1="14.086cm" svg:y1="3.302cm" svg:x2="14.083cm" svg:y2="3.874cm">
          <text:p/>
        </draw:line>
        <draw:frame draw:style-name="gr13" draw:text-style-name="P3" draw:layer="layout" svg:width="1.805cm" svg:height="0.837cm" draw:transform="rotate (0.672649893718615) translate (13.723cm 2.834cm)">
          <draw:text-box>
            <text:p><text:span text:style-name="T1">TRAN-</text:span><text:span text:style-name="T1"><text:line-break/></text:span><text:span text:style-name="T1"> <text:s/>QUILITY</text:span></text:p>
          </draw:text-box>
        </draw:frame>
        <draw:line draw:style-name="gr3" draw:text-style-name="P1" draw:layer="layout" svg:x1="2.628cm" svg:y1="13.359cm" svg:x2="2.628cm" svg:y2="7.174cm">
          <text:p/>
        </draw:line>
        <draw:custom-shape draw:style-name="gr9" draw:text-style-name="P4" draw:layer="layout" svg:width="0.635cm" svg:height="0.635cm" svg:x="3.575cm" svg:y="10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377cm" svg:height="0.837cm" draw:transform="rotate (0.672649893718615) translate (2.492cm 10.508cm)">
          <draw:text-box>
            <text:p><text:span text:style-name="T1">BEACH </text:span></text:p>
            <text:p><text:span text:style-name="T1"><text:s text:c="2"/></text:span><text:span text:style-name="T1">DOCK</text:span></text:p>
          </draw:text-box>
        </draw:frame>
        <draw:custom-shape draw:style-name="gr9" draw:text-style-name="P4" draw:layer="layout" svg:width="0.635cm" svg:height="0.635cm" svg:x="3.607cm" svg:y="8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" draw:layer="layout" svg:width="1.552cm" svg:height="0.576cm" draw:transform="rotate (0.672649893718615) translate (3.863cm 8.455cm)">
          <draw:text-box>
            <text:p><text:span text:style-name="T1">BROW</text:span></text:p>
          </draw:text-box>
        </draw:frame>
        <draw:frame draw:style-name="gr5" draw:text-style-name="P3" draw:layer="layout" svg:width="2.298cm" svg:height="0.544cm" draw:transform="rotate (0.672649893718615) translate (3.276cm 2.633cm)">
          <draw:text-box>
            <text:p><text:span text:style-name="T1">MUSEUM MINE</text:span></text:p>
          </draw:text-box>
        </draw:frame>
        <draw:line draw:style-name="gr3" draw:text-style-name="P1" draw:layer="layout" svg:x1="3.345cm" svg:y1="14.362cm" svg:x2="3.345cm" svg:y2="13.765cm">
          <text:p/>
        </draw:line>
        <draw:custom-shape draw:style-name="gr16" draw:text-style-name="P7" draw:layer="layout" svg:width="0.635cm" svg:height="0.635cm" svg:x="5.141cm" svg:y="18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9.931cm" svg:y="18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782cm" svg:height="0.544cm" draw:transform="rotate (0.672649893718615) translate (10.278cm 18.761cm)">
          <draw:text-box>
            <text:p><text:span text:style-name="T1">WESTMARK</text:span></text:p>
          </draw:text-box>
        </draw:frame>
        <draw:custom-shape draw:style-name="gr9" draw:text-style-name="P4" draw:layer="layout" svg:width="0.645cm" svg:height="0.635cm" svg:x="10.762cm" svg:y="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465cm" svg:y1="2.087cm" svg:x2="16.15cm" svg:y2="2.806cm">
          <text:p/>
        </draw:line>
        <draw:frame draw:style-name="gr5" draw:text-style-name="P3" draw:layer="layout" svg:width="2.34cm" svg:height="0.544cm" draw:transform="rotate (0.672649893718615) translate (10.752cm 2.622cm)">
          <draw:text-box>
            <text:p><text:span text:style-name="T1">EASTMARK</text:span></text:p>
          </draw:text-box>
        </draw:frame>
        <draw:custom-shape draw:style-name="gr9" draw:text-style-name="P4" draw:layer="layout" svg:width="0.635cm" svg:height="0.635cm" svg:x="20.831cm" svg:y="3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8cm" svg:height="0.544cm" draw:transform="rotate (0.672649893718615) translate (21.096cm 3.652cm)">
          <draw:text-box>
            <text:p><text:span text:style-name="T1">HUGHES</text:span></text:p>
          </draw:text-box>
        </draw:frame>
        <draw:custom-shape draw:style-name="gr9" draw:text-style-name="P4" draw:layer="layout" svg:width="0.635cm" svg:height="0.635cm" svg:x="23.53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519cm" svg:height="0.544cm" draw:transform="rotate (0.672649893718615) translate (23.586cm 3.167cm)">
          <draw:text-box>
            <text:p><text:span text:style-name="T1">HOWARD</text:span></text:p>
          </draw:text-box>
        </draw:frame>
        <draw:line draw:style-name="gr3" draw:text-style-name="P1" draw:layer="layout" svg:x1="11.628cm" svg:y1="3.786cm" svg:x2="12.855cm" svg:y2="3.786cm">
          <text:p/>
        </draw:line>
        <draw:custom-shape draw:style-name="gr9" draw:text-style-name="P4" draw:layer="layout" svg:width="0.635cm" svg:height="0.635cm" svg:x="23.496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518cm" svg:height="0.544cm" draw:transform="rotate (0.672649893718615) translate (23.783cm 12.311cm)">
          <draw:text-box>
            <text:p><text:span text:style-name="T1">CRYSTAL</text:span></text:p>
          </draw:text-box>
        </draw:frame>
        <draw:custom-shape draw:style-name="gr9" draw:text-style-name="P4" draw:layer="layout" svg:width="0.635cm" svg:height="0.635cm" svg:x="20.872cm" svg:y="1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443cm" svg:height="0.544cm" draw:transform="rotate (0.672649893718615) translate (21.175cm 17.257cm)">
          <draw:text-box>
            <text:p><text:span text:style-name="T1">SANDY LAGOON</text:span></text:p>
          </draw:text-box>
        </draw:frame>
        <draw:line draw:style-name="gr3" draw:text-style-name="P1" draw:layer="layout" svg:x1="21.902cm" svg:y1="8.349cm" svg:x2="23.708cm" svg:y2="8.341cm">
          <text:p/>
        </draw:line>
        <draw:custom-shape draw:style-name="gr9" draw:text-style-name="P4" draw:layer="layout" svg:width="0.635cm" svg:height="0.635cm" svg:x="23.5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01cm" svg:height="0.544cm" draw:transform="rotate (0.672649893718615) translate (23.889cm 7.977cm)">
          <draw:text-box>
            <text:p><text:span text:style-name="T1">SOUTHMARK</text:span></text:p>
          </draw:text-box>
        </draw:frame>
        <draw:frame draw:style-name="gr13" draw:text-style-name="P3" draw:layer="layout" svg:width="1.672cm" svg:height="0.837cm" draw:transform="rotate (0.672649893718615) translate (21.582cm 18.541cm)">
          <draw:text-box>
            <text:p><text:span text:style-name="T1">LAGOON </text:span></text:p>
            <text:p><text:span text:style-name="T1"><text:s text:c="2"/></text:span><text:span text:style-name="T1">DOOR</text:span></text:p>
          </draw:text-box>
        </draw:frame>
        <draw:frame draw:style-name="gr34" draw:text-style-name="P16" draw:layer="layout" svg:width="3.493cm" svg:height="0.622cm" svg:x="23.657cm" svg:y="13.956cm">
          <draw:text-box>
            <text:p text:style-name="P12"><text:span text:style-name="T10">DISTANT ISLAND </text:span><text:span text:style-name="T11">►</text:span></text:p>
          </draw:text-box>
        </draw:frame>
        <draw:frame draw:style-name="gr34" draw:text-style-name="P17" draw:layer="layout" svg:width="3.493cm" svg:height="0.622cm" svg:x="23.68cm" svg:y="12.73cm">
          <draw:text-box>
            <text:p text:style-name="P12"><text:span text:style-name="T12">SEA CANYON ►</text:span></text:p>
          </draw:text-box>
        </draw:frame>
        <draw:frame draw:style-name="gr34" draw:text-style-name="P17" draw:layer="layout" svg:width="3.493cm" svg:height="0.622cm" svg:x="23.681cm" svg:y="3.73cm">
          <draw:text-box>
            <text:p text:style-name="P12"><text:span text:style-name="T12">SPRATLEY ►</text:span></text:p>
          </draw:text-box>
        </draw:frame>
        <draw:line draw:style-name="gr3" draw:text-style-name="P1" draw:layer="layout" svg:x1="21.166cm" svg:y1="18.703cm" svg:x2="21.476cm" svg:y2="18.937cm">
          <text:p/>
        </draw:line>
        <draw:line draw:style-name="gr35" draw:text-style-name="P1" draw:layer="layout" svg:x1="21.52cm" svg:y1="18.959cm" svg:x2="21.918cm" svg:y2="18.959cm">
          <text:p/>
        </draw:line>
        <draw:line draw:style-name="gr4" draw:text-style-name="P1" draw:layer="layout" svg:x1="22.863cm" svg:y1="18.972cm" svg:x2="24.435cm" svg:y2="17.541cm">
          <text:p/>
        </draw:line>
        <draw:line draw:style-name="gr4" draw:text-style-name="P1" draw:layer="layout" svg:x1="24.591cm" svg:y1="17.533cm" svg:x2="27.352cm" svg:y2="17.51cm">
          <text:p/>
        </draw:line>
        <draw:frame draw:style-name="gr36" draw:text-style-name="P18" draw:layer="layout" svg:width="2.339cm" svg:height="0.489cm" svg:x="24.812cm" svg:y="17.556cm">
          <draw:text-box>
            <text:p text:style-name="P12"><text:span text:style-name="T13">SANDY LINK </text:span><text:span text:style-name="T14">►</text:span></text:p>
          </draw:text-box>
        </draw:frame>
        <draw:line draw:style-name="gr4" draw:text-style-name="P1" draw:layer="layout" svg:x1="0.463cm" svg:y1="8.056cm" svg:x2="2.358cm" svg:y2="8.045cm">
          <text:p/>
        </draw:line>
        <draw:frame draw:style-name="gr37" draw:text-style-name="P20" draw:layer="layout" svg:width="2.109cm" svg:height="0.965cm" svg:x="0.722cm" svg:y="8.016cm">
          <draw:text-box>
            <text:p text:style-name="P19"><text:span text:style-name="T14">◄ </text:span><text:span text:style-name="T14">MARITIME</text:span></text:p>
            <text:p text:style-name="P19"><text:span text:style-name="T14"><text:s text:c="9"/></text:span><text:span text:style-name="T14">PATH</text:span></text:p>
          </draw:text-box>
        </draw:frame>
        <draw:custom-shape draw:style-name="gr38" draw:text-style-name="P4" draw:layer="layout" svg:width="0.635cm" svg:height="0.635cm" svg:x="2.30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635cm" svg:height="0.635cm" svg:x="2.322cm" svg:y="8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635cm" svg:height="0.635cm" svg:x="2.322cm" svg:y="10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2.322cm" svg:y="1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3.064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21.685cm" svg:y="18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13.371cm" svg:y="1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635cm" svg:height="0.635cm" svg:x="21.917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635cm" svg:height="0.635cm" svg:x="25.0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16.95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13.767cm" svg:y="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12.212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5.368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2.367cm" svg:y="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639cm" svg:height="0.837cm" draw:transform="rotate (0.672649893718615) translate (13.44cm 20.106cm)">
          <draw:text-box>
            <text:p><text:span text:style-name="T1"><text:s text:c="3"/></text:span><text:span text:style-name="T1">THE</text:span><text:span text:style-name="T1"><text:line-break/></text:span><text:span text:style-name="T1">COTTAGE</text:span></text:p>
          </draw:text-box>
        </draw:frame>
        <draw:frame draw:style-name="gr39" draw:text-style-name="P23" draw:layer="layout" svg:width="2.975cm" svg:height="0.727cm" draw:transform="rotate (-1.56538580611371) translate (10.191cm 17.827cm)">
          <draw:text-box>
            <text:p text:style-name="P22"><text:span text:style-name="T15">LONG ►</text:span><text:span text:style-name="T15"><text:line-break/></text:span><text:span text:style-name="T15">JOURNEY <text:s text:c="3"/></text:span></text:p>
          </draw:text-box>
        </draw:frame>
        <draw:frame draw:style-name="gr33" draw:text-style-name="P3" draw:layer="layout" svg:width="1.559cm" svg:height="0.544cm" draw:transform="rotate (0.672649893718615) translate (10.938cm 14.239cm)">
          <draw:text-box>
            <text:p><text:span text:style-name="T1">VILLAGE</text:span></text:p>
          </draw:text-box>
        </draw:frame>
        <draw:line draw:style-name="gr3" draw:text-style-name="P1" draw:layer="layout" svg:x1="10.38cm" svg:y1="14.125cm" svg:x2="10.698cm" svg:y2="14.125cm">
          <text:p/>
        </draw:line>
        <draw:custom-shape draw:style-name="gr16" draw:text-style-name="P7" draw:layer="layout" svg:width="0.635cm" svg:height="0.635cm" svg:x="10.545cm" svg:y="13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35cm" svg:height="0.635cm" svg:x="13.274cm" svg:y="0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075cm" svg:y1="19.579cm" svg:x2="13.075cm" svg:y2="20.57cm">
          <text:p/>
        </draw:line>
        <draw:line draw:style-name="gr1" draw:text-style-name="P1" draw:layer="layout" svg:x1="13.065cm" svg:y1="1cm" svg:x2="13.065cm" svg:y2="1.635cm">
          <text:p/>
        </draw:line>
      </draw:page>
      <draw:page draw:name="page2" draw:style-name="dp1" draw:master-page-name="Default">
        <draw:line draw:style-name="gr35" draw:text-style-name="P1" draw:layer="layout" svg:x1="23.015cm" svg:y1="14.41cm" svg:x2="26.825cm" svg:y2="14.41cm">
          <text:p/>
        </draw:line>
        <draw:line draw:style-name="gr3" draw:text-style-name="P1" draw:layer="layout" svg:x1="5.595cm" svg:y1="13.777cm" svg:x2="5.915cm" svg:y2="14.1cm">
          <text:p/>
        </draw:line>
        <draw:line draw:style-name="gr35" draw:text-style-name="P1" draw:layer="layout" svg:x1="7.57cm" svg:y1="12.193cm" svg:x2="7.968cm" svg:y2="12.193cm">
          <text:p/>
        </draw:line>
        <draw:line draw:style-name="gr1" draw:text-style-name="P1" draw:layer="layout" svg:x1="16.141cm" svg:y1="10.842cm" svg:x2="15.605cm" svg:y2="11.348cm">
          <text:p/>
        </draw:line>
        <draw:line draw:style-name="gr1" draw:text-style-name="P1" draw:layer="layout" svg:x1="15.605cm" svg:y1="9.89cm" svg:x2="16.135cm" svg:y2="10.331cm">
          <text:p/>
        </draw:line>
        <draw:line draw:style-name="gr4" draw:text-style-name="P1" draw:layer="layout" svg:x1="6.902cm" svg:y1="4.767cm" svg:x2="26.868cm" svg:y2="4.849cm">
          <text:p/>
        </draw:line>
        <draw:line draw:style-name="gr35" draw:text-style-name="P1" draw:layer="layout" svg:x1="21.438cm" svg:y1="10.607cm" svg:x2="22.345cm" svg:y2="10.607cm">
          <text:p/>
        </draw:line>
        <draw:line draw:style-name="gr35" draw:text-style-name="P1" draw:layer="layout" svg:x1="21.424cm" svg:y1="12.136cm" svg:x2="21.983cm" svg:y2="12.136cm">
          <text:p/>
        </draw:line>
        <draw:line draw:style-name="gr35" draw:text-style-name="P1" draw:layer="layout" svg:x1="16.684cm" svg:y1="11.286cm" svg:x2="16.671cm" svg:y2="11.783cm">
          <text:p/>
        </draw:line>
        <draw:line draw:style-name="gr35" draw:text-style-name="P1" draw:layer="layout" svg:x1="16.818cm" svg:y1="14.493cm" svg:x2="17.216cm" svg:y2="14.493cm">
          <text:p/>
        </draw:line>
        <draw:line draw:style-name="gr3" draw:text-style-name="P1" draw:layer="layout" svg:x1="14.842cm" svg:y1="17.187cm" svg:x2="15.162cm" svg:y2="17.51cm">
          <text:p/>
        </draw:line>
        <draw:line draw:style-name="gr35" draw:text-style-name="P1" draw:layer="layout" svg:x1="19.797cm" svg:y1="18.114cm" svg:x2="19.797cm" svg:y2="18.432cm">
          <text:p/>
        </draw:line>
        <draw:line draw:style-name="gr35" draw:text-style-name="P1" draw:layer="layout" svg:x1="18.925cm" svg:y1="16.783cm" svg:x2="18.925cm" svg:y2="17.101cm">
          <text:p/>
        </draw:line>
        <draw:line draw:style-name="gr4" draw:text-style-name="P1" draw:layer="layout" svg:x1="23.15cm" svg:y1="3.881cm" svg:x2="26.867cm" svg:y2="3.873cm">
          <text:p/>
        </draw:line>
        <draw:line draw:style-name="gr4" draw:text-style-name="P1" draw:layer="layout" svg:x1="1.058cm" svg:y1="13.759cm" svg:x2="5.485cm" svg:y2="13.748cm">
          <text:p/>
        </draw:line>
        <draw:line draw:style-name="gr4" draw:text-style-name="P1" draw:layer="layout" svg:x1="19.78cm" svg:y1="20.566cm" svg:x2="19.78cm" svg:y2="18.438cm">
          <text:p/>
        </draw:line>
        <draw:line draw:style-name="gr4" draw:text-style-name="P1" draw:layer="layout" svg:x1="22.979cm" svg:y1="1.035cm" svg:x2="23.019cm" svg:y2="4.037cm">
          <text:p/>
        </draw:line>
        <draw:line draw:style-name="gr4" draw:text-style-name="P1" draw:layer="layout" svg:x1="5.097cm" svg:y1="5.29cm" svg:x2="5.614cm" svg:y2="5.86cm">
          <text:p/>
        </draw:line>
        <draw:line draw:style-name="gr4" draw:text-style-name="P1" draw:layer="layout" svg:x1="16.249cm" svg:y1="1.023cm" svg:x2="16.252cm" svg:y2="6.08cm">
          <text:p/>
        </draw:line>
        <draw:line draw:style-name="gr3" draw:text-style-name="P1" draw:layer="layout" svg:x1="7.136cm" svg:y1="7.508cm" svg:x2="7.456cm" svg:y2="7.831cm">
          <text:p/>
        </draw:line>
        <draw:line draw:style-name="gr4" draw:text-style-name="P1" draw:layer="layout" svg:x1="14.464cm" svg:y1="4.973cm" svg:x2="14.517cm" svg:y2="8.529cm">
          <text:p/>
        </draw:line>
        <draw:line draw:style-name="gr4" draw:text-style-name="P1" draw:layer="layout" svg:x1="16.004cm" svg:y1="8.909cm" svg:x2="15.606cm" svg:y2="8.558cm">
          <text:p/>
        </draw:line>
        <draw:line draw:style-name="gr3" draw:text-style-name="P1" draw:layer="layout" svg:x1="19.473cm" svg:y1="17.74cm" svg:x2="19.793cm" svg:y2="18.063cm">
          <text:p/>
        </draw:line>
        <draw:line draw:style-name="gr4" draw:text-style-name="P1" draw:layer="layout" svg:x1="21.637cm" svg:y1="19.097cm" svg:x2="23.058cm" svg:y2="17.922cm">
          <text:p/>
        </draw:line>
        <draw:line draw:style-name="gr3" draw:text-style-name="P1" draw:layer="layout" svg:x1="22.025cm" svg:y1="17.74cm" svg:x2="22.345cm" svg:y2="18.063cm">
          <text:p/>
        </draw:line>
        <draw:frame draw:style-name="gr5" draw:text-style-name="P3" draw:layer="layout" svg:width="3.419cm" svg:height="0.544cm" draw:transform="rotate (0.672649893718615) translate (23.571cm 17.245cm)">
          <draw:text-box>
            <text:p><text:span text:style-name="T1">GRASSLAND MOUNTAIN</text:span></text:p>
          </draw:text-box>
        </draw:frame>
        <draw:frame draw:style-name="gr5" draw:text-style-name="P3" draw:layer="layout" svg:width="1.903cm" svg:height="0.544cm" draw:transform="rotate (0.672649893718615) translate (22.994cm 6.932cm)">
          <draw:text-box>
            <text:p><text:span text:style-name="T1">SANDCLIFF</text:span></text:p>
          </draw:text-box>
        </draw:frame>
        <draw:line draw:style-name="gr4" draw:text-style-name="P1" draw:layer="layout" svg:x1="19.097cm" svg:y1="14.335cm" svg:x2="21.356cm" svg:y2="12.191cm">
          <text:p/>
        </draw:line>
        <draw:line draw:style-name="gr4" draw:text-style-name="P1" draw:layer="layout" svg:x1="21.335cm" svg:y1="14.79cm" svg:x2="21.335cm" svg:y2="11.474cm">
          <text:p/>
        </draw:line>
        <draw:line draw:style-name="gr2" draw:text-style-name="P1" draw:layer="layout" svg:x1="15.282cm" svg:y1="11.166cm" svg:x2="16.036cm" svg:y2="10.471cm">
          <text:p/>
        </draw:line>
        <draw:line draw:style-name="gr2" draw:text-style-name="P1" draw:layer="layout" svg:x1="16.953cm" svg:y1="11.15cm" svg:x2="16.404cm" svg:y2="10.515cm">
          <text:p/>
        </draw:line>
        <draw:line draw:style-name="gr4" draw:text-style-name="P1" draw:layer="layout" svg:x1="23.058cm" svg:y1="16.815cm" svg:x2="20.781cm" svg:y2="14.432cm">
          <text:p/>
        </draw:line>
        <draw:line draw:style-name="gr3" draw:text-style-name="P1" draw:layer="layout" svg:x1="16.36cm" svg:y1="10.904cm" svg:x2="16.68cm" svg:y2="11.227cm">
          <text:p/>
        </draw:line>
        <draw:line draw:style-name="gr3" draw:text-style-name="P1" draw:layer="layout" svg:x1="16.384cm" svg:y1="7.44cm" svg:x2="16.704cm" svg:y2="7.763cm">
          <text:p/>
        </draw:line>
        <draw:line draw:style-name="gr3" draw:text-style-name="P1" draw:layer="layout" svg:x1="18.964cm" svg:y1="17.137cm" svg:x2="19.274cm" svg:y2="17.371cm">
          <text:p/>
        </draw:line>
        <draw:line draw:style-name="gr4" draw:text-style-name="P1" draw:layer="layout" svg:x1="17.403cm" svg:y1="14.432cm" svg:x2="20.901cm" svg:y2="14.432cm">
          <text:p/>
        </draw:line>
        <draw:line draw:style-name="gr3" draw:text-style-name="P1" draw:layer="layout" svg:x1="22.008cm" svg:y1="12.111cm" svg:x2="22.655cm" svg:y2="11.477cm">
          <text:p/>
        </draw:line>
        <draw:line draw:style-name="gr3" draw:text-style-name="P1" draw:layer="layout" svg:x1="22.345cm" svg:y1="10.608cm" svg:x2="23.99cm" svg:y2="12.056cm">
          <text:p/>
        </draw:line>
        <draw:line draw:style-name="gr3" draw:text-style-name="P1" draw:layer="layout" svg:x1="16.464cm" svg:y1="14.237cm" svg:x2="16.774cm" svg:y2="14.471cm">
          <text:p/>
        </draw:line>
        <draw:line draw:style-name="gr35" draw:text-style-name="P1" draw:layer="layout" svg:x1="5.983cm" svg:y1="7.358cm" svg:x2="24.461cm" svg:y2="7.358cm">
          <text:p/>
        </draw:line>
        <draw:frame draw:style-name="gr13" draw:text-style-name="P3" draw:layer="layout" svg:width="1.676cm" svg:height="0.837cm" draw:transform="rotate (0.672649893718615) translate (16.565cm 12.105cm)">
          <draw:text-box>
            <text:p><text:span text:style-name="T1"><text:s text:c="2"/></text:span><text:span text:style-name="T1">FLOWER </text:span></text:p>
            <text:p><text:span text:style-name="T1">HILL</text:span></text:p>
          </draw:text-box>
        </draw:frame>
        <draw:line draw:style-name="gr35" draw:text-style-name="P1" draw:layer="layout" svg:x1="23.99cm" svg:y1="12.056cm" svg:x2="24.308cm" svg:y2="12.056cm">
          <text:p/>
        </draw:line>
        <draw:line draw:style-name="gr35" draw:text-style-name="P1" draw:layer="layout" svg:x1="15.162cm" svg:y1="17.51cm" svg:x2="26.845cm" svg:y2="17.51cm">
          <text:p/>
        </draw:line>
        <draw:line draw:style-name="gr35" draw:text-style-name="P1" draw:layer="layout" svg:x1="5.915cm" svg:y1="14.1cm" svg:x2="16.331cm" svg:y2="14.107cm">
          <text:p/>
        </draw:line>
        <draw:line draw:style-name="gr3" draw:text-style-name="P1" draw:layer="layout" svg:x1="7.216cm" svg:y1="11.937cm" svg:x2="7.526cm" svg:y2="12.171cm">
          <text:p/>
        </draw:line>
        <draw:line draw:style-name="gr2" draw:text-style-name="P1" draw:layer="layout" svg:x1="7.754cm" svg:y1="11.179cm" svg:x2="15.287cm" svg:y2="11.16cm">
          <text:p/>
        </draw:line>
        <draw:line draw:style-name="gr2" draw:text-style-name="P1" draw:layer="layout" svg:x1="6.972cm" svg:y1="11.809cm" svg:x2="6.423cm" svg:y2="11.174cm">
          <text:p/>
        </draw:line>
        <draw:line draw:style-name="gr3" draw:text-style-name="P1" draw:layer="layout" svg:x1="16.227cm" svg:y1="18.638cm" svg:x2="16.24cm" svg:y2="6.397cm">
          <text:p/>
        </draw:line>
        <draw:line draw:style-name="gr2" draw:text-style-name="P1" draw:layer="layout" svg:x1="2.481cm" svg:y1="11.195cm" svg:x2="6.397cm" svg:y2="11.16cm">
          <text:p/>
        </draw:line>
        <draw:frame draw:style-name="gr26" draw:text-style-name="P10" draw:layer="layout" svg:width="5.398cm" svg:height="1.588cm" svg:x="21.502cm" svg:y="19.362cm">
          <draw:text-box>
            <text:p text:style-name="P9"><text:span text:style-name="T5">Cascadia District 2</text:span></text:p>
            <text:p text:style-name="P9"><text:span text:style-name="T16">(Page 2)</text:span></text:p>
          </draw:text-box>
        </draw:frame>
        <draw:custom-shape draw:style-name="gr32" draw:text-style-name="P15" draw:layer="layout" svg:width="1.27cm" svg:height="1.27cm" svg:x="1.1cm" svg:y="10.525cm">
          <text:p text:style-name="P14"><text:span text:style-name="T9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27cm" svg:height="1.27cm" svg:x="25.601cm" svg:y="10.526cm">
          <text:p text:style-name="P14"><text:span text:style-name="T9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27cm" svg:height="1.27cm" svg:x="13.088cm" svg:y="19.252cm">
          <text:p text:style-name="P14"><text:span text:style-name="T9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27cm" svg:height="1.27cm" svg:x="13.002cm" svg:y="1.127cm">
          <text:p text:style-name="P14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635cm" svg:height="0.635cm" svg:x="15.964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758cm" svg:height="0.544cm" draw:transform="rotate (0.672649893718615) translate (16.315cm 10.221cm)">
          <draw:text-box>
            <text:p><text:span text:style-name="T1">SOUTHY</text:span></text:p>
          </draw:text-box>
        </draw:frame>
        <draw:frame draw:style-name="gr29" draw:text-style-name="P24" draw:layer="layout" svg:width="2.975cm" svg:height="0.565cm" svg:x="2.47cm" svg:y="11.23cm">
          <draw:text-box>
            <text:p text:style-name="P19"><text:span text:style-name="T11">◄</text:span><text:span text:style-name="T10"> </text:span><text:span text:style-name="T10">CENTRE</text:span></text:p>
          </draw:text-box>
        </draw:frame>
        <draw:line draw:style-name="gr2" draw:text-style-name="P1" draw:layer="layout" svg:x1="6.982cm" svg:y1="11.865cm" svg:x2="7.736cm" svg:y2="11.17cm">
          <text:p/>
        </draw:line>
        <draw:line draw:style-name="gr3" draw:text-style-name="P1" draw:layer="layout" svg:x1="4.187cm" svg:y1="5.421cm" svg:x2="5.959cm" svg:y2="7.329cm">
          <text:p/>
        </draw:line>
        <draw:frame draw:style-name="gr5" draw:text-style-name="P3" draw:layer="layout" svg:width="2.366cm" svg:height="0.544cm" draw:transform="rotate (0.672649893718615) translate (6.816cm 11.188cm)">
          <draw:text-box>
            <text:p><text:span text:style-name="T1">DISTANT ISLAND</text:span></text:p>
          </draw:text-box>
        </draw:frame>
        <draw:line draw:style-name="gr3" draw:text-style-name="P1" draw:layer="layout" svg:x1="6.967cm" svg:y1="15.155cm" svg:x2="6.967cm" svg:y2="7.188cm">
          <text:p/>
        </draw:line>
        <draw:custom-shape draw:style-name="gr18" draw:text-style-name="P7" draw:layer="layout" svg:width="0.535cm" svg:height="0.535cm" svg:x="4.957cm" svg:y="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2.175cm" svg:height="0.837cm" draw:transform="rotate (0.672649893718615) translate (3.681cm 9.416cm)">
          <draw:text-box>
            <text:p><text:span text:style-name="T1">ANCIENT </text:span></text:p>
            <text:p><text:span text:style-name="T1"><text:s text:c="2"/></text:span><text:span text:style-name="T1">DEEP</text:span></text:p>
          </draw:text-box>
        </draw:frame>
        <draw:custom-shape draw:style-name="gr15" draw:text-style-name="P4" draw:layer="layout" svg:width="0.635cm" svg:height="0.635cm" svg:x="6.667cm" svg:y="11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011cm" svg:y1="5.406cm" svg:x2="4.999cm" svg:y2="5.377cm">
          <text:p/>
        </draw:line>
        <draw:frame draw:style-name="gr29" draw:text-style-name="P25" draw:layer="layout" svg:width="2.975cm" svg:height="0.565cm" svg:x="0.921cm" svg:y="9.931cm">
          <draw:text-box>
            <text:p text:style-name="P19"><text:span text:style-name="T17">◄</text:span><text:span text:style-name="T12"> </text:span><text:span text:style-name="T12">CRYSTAL</text:span></text:p>
          </draw:text-box>
        </draw:frame>
        <draw:frame draw:style-name="gr13" draw:text-style-name="P3" draw:layer="layout" svg:width="1.676cm" svg:height="0.837cm" draw:transform="rotate (0.672649893718615) translate (7.828cm 12.058cm)">
          <draw:text-box>
            <text:p><text:span text:style-name="T1"><text:s text:c="2"/></text:span><text:span text:style-name="T1">DISTANT </text:span></text:p>
            <text:p><text:span text:style-name="T1">BEACH</text:span></text:p>
          </draw:text-box>
        </draw:frame>
        <draw:custom-shape draw:style-name="gr18" draw:text-style-name="P7" draw:layer="layout" svg:width="0.535cm" svg:height="0.535cm" svg:x="6.715cm" svg:y="1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" draw:layer="layout" svg:width="1.717cm" svg:height="0.593cm" draw:transform="rotate (0.672649893718615) translate (6.993cm 15.131cm)">
          <draw:text-box>
            <text:p><text:span text:style-name="T1">TREE HILL</text:span></text:p>
          </draw:text-box>
        </draw:frame>
        <draw:custom-shape draw:style-name="gr9" draw:text-style-name="P4" draw:layer="layout" svg:width="0.635cm" svg:height="0.635cm" svg:x="6.67cm" svg:y="13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15.928cm" svg:y="7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7.735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" draw:layer="layout" svg:width="2.264cm" svg:height="0.606cm" draw:transform="rotate (0.672649893718615) translate (7.029cm 13.659cm)">
          <draw:text-box>
            <text:p><text:span text:style-name="T1">HILL CROSS</text:span></text:p>
          </draw:text-box>
        </draw:frame>
        <draw:frame draw:style-name="gr41" draw:text-style-name="P3" draw:layer="layout" svg:width="3.032cm" svg:height="0.606cm" draw:transform="rotate (0.672649893718615) translate (16.26cm 17.115cm)">
          <draw:text-box>
            <text:p><text:span text:style-name="T1">LUSH MEADOW</text:span></text:p>
          </draw:text-box>
        </draw:frame>
        <draw:frame draw:style-name="gr5" draw:text-style-name="P3" draw:layer="layout" svg:width="3.092cm" svg:height="0.544cm" draw:transform="rotate (0.672649893718615) translate (16.236cm 6.883cm)">
          <draw:text-box>
            <text:p><text:span text:style-name="T1">DOOR MOUNTAIN</text:span></text:p>
          </draw:text-box>
        </draw:frame>
        <draw:custom-shape draw:style-name="gr9" draw:text-style-name="P4" draw:layer="layout" svg:width="0.635cm" svg:height="0.635cm" svg:x="15.91cm" svg:y="17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46cm" svg:height="0.544cm" draw:transform="rotate (0.672649893718615) translate (17.17cm 17.173cm)">
          <draw:text-box>
            <text:p><text:span text:style-name="T1">RESTVIEW</text:span></text:p>
          </draw:text-box>
        </draw:frame>
        <draw:custom-shape draw:style-name="gr18" draw:text-style-name="P7" draw:layer="layout" svg:width="0.535cm" svg:height="0.535cm" svg:x="17.082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" draw:layer="layout" svg:width="2.264cm" svg:height="0.606cm" draw:transform="rotate (0.672649893718615) translate (16.331cm 13.761cm)">
          <draw:text-box>
            <text:p><text:span text:style-name="T1">SWAMP CROSS</text:span></text:p>
          </draw:text-box>
        </draw:frame>
        <draw:custom-shape draw:style-name="gr18" draw:text-style-name="P7" draw:layer="layout" svg:width="0.535cm" svg:height="0.535cm" svg:x="18.646cm" svg:y="1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" draw:layer="layout" svg:width="2.599cm" svg:height="0.572cm" draw:transform="rotate (0.672649893718615) translate (18.779cm 16.419cm)">
          <draw:text-box>
            <text:p><text:span text:style-name="T1">EQUATOR LAKE</text:span></text:p>
          </draw:text-box>
        </draw:frame>
        <draw:custom-shape draw:style-name="gr18" draw:text-style-name="P7" draw:layer="layout" svg:width="0.535cm" svg:height="0.535cm" svg:x="21.274cm" svg:y="10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599cm" svg:height="0.544cm" draw:transform="rotate (0.672649893718615) translate (21.071cm 10.181cm)">
          <draw:text-box>
            <text:p><text:span text:style-name="T1">SHEER NORTH</text:span></text:p>
          </draw:text-box>
        </draw:frame>
        <draw:custom-shape draw:style-name="gr18" draw:text-style-name="P7" draw:layer="layout" svg:width="0.535cm" svg:height="0.535cm" svg:x="21.4cm" svg:y="7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746cm" svg:height="0.544cm" draw:transform="rotate (0.672649893718615) translate (21.361cm 6.942cm)">
          <draw:text-box>
            <text:p><text:span text:style-name="T1">FLOATVILLE</text:span></text:p>
          </draw:text-box>
        </draw:frame>
        <draw:frame draw:style-name="gr13" draw:text-style-name="P3" draw:layer="layout" svg:width="1.673cm" svg:height="0.837cm" draw:transform="rotate (0.672649893718615) translate (21.361cm 15.079cm)">
          <draw:text-box>
            <text:p><text:span text:style-name="T1">SWAMP </text:span></text:p>
            <text:p><text:span text:style-name="T1">PORTAL</text:span></text:p>
          </draw:text-box>
        </draw:frame>
        <draw:frame draw:style-name="gr5" draw:text-style-name="P3" draw:layer="layout" svg:width="1.91cm" svg:height="0.544cm" draw:transform="rotate (0.672649893718615) translate (16.658cm 8.368cm)">
          <draw:text-box>
            <text:p><text:span text:style-name="T1">MTN. DOOR</text:span></text:p>
          </draw:text-box>
        </draw:frame>
        <draw:line draw:style-name="gr35" draw:text-style-name="P1" draw:layer="layout" svg:x1="23.016cm" svg:y1="3.934cm" svg:x2="22.947cm" svg:y2="14.923cm">
          <text:p/>
        </draw:line>
        <draw:custom-shape draw:style-name="gr18" draw:text-style-name="P7" draw:layer="layout" svg:width="0.535cm" svg:height="0.535cm" svg:x="19.169cm" svg:y="7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" draw:layer="layout" svg:width="2.599cm" svg:height="0.572cm" draw:transform="rotate (0.672649893718615) translate (19.276cm 6.999cm)">
          <draw:text-box>
            <text:p><text:span text:style-name="T1">EQUATOR FOREST</text:span></text:p>
          </draw:text-box>
        </draw:frame>
        <draw:custom-shape draw:style-name="gr9" draw:text-style-name="P4" draw:layer="layout" svg:width="0.635cm" svg:height="0.635cm" svg:x="15.941cm" svg:y="13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21.933cm" svg:y1="15.678cm" svg:x2="21.932cm" svg:y2="17.592cm">
          <text:p/>
        </draw:line>
        <draw:custom-shape draw:style-name="gr9" draw:text-style-name="P4" draw:layer="layout" svg:width="0.635cm" svg:height="0.635cm" svg:x="19.097cm" svg:y="17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" draw:layer="layout" svg:width="2.599cm" svg:height="0.572cm" draw:transform="rotate (0.672649893718615) translate (19.444cm 17.121cm)">
          <draw:text-box>
            <text:p><text:span text:style-name="T1">MIDDLE LINE</text:span></text:p>
          </draw:text-box>
        </draw:frame>
        <draw:custom-shape draw:style-name="gr18" draw:text-style-name="P7" draw:layer="layout" svg:width="0.535cm" svg:height="0.535cm" svg:x="24.169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1.806cm" svg:height="1.13cm" draw:transform="rotate (0.672649893718615) translate (24.232cm 12.181cm)">
          <draw:text-box>
            <text:p><text:span text:style-name="T1"><text:s text:c="3"/></text:span><text:span text:style-name="T1">AMAZING </text:span></text:p>
            <text:p><text:span text:style-name="T1">VALLEY</text:span></text:p>
          </draw:text-box>
        </draw:frame>
        <draw:frame draw:style-name="gr5" draw:text-style-name="P3" draw:layer="layout" svg:width="2.189cm" svg:height="0.544cm" draw:transform="rotate (0.672649893718615) translate (17.055cm 14.163cm)">
          <draw:text-box>
            <text:p><text:span text:style-name="T1">MARINA</text:span></text:p>
          </draw:text-box>
        </draw:frame>
        <draw:custom-shape draw:style-name="gr18" draw:text-style-name="P7" draw:layer="layout" svg:width="0.535cm" svg:height="0.535cm" svg:x="16.983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722cm" svg:height="0.837cm" draw:transform="rotate (0.672649893718615) translate (14.154cm 16.655cm)">
          <draw:text-box>
            <text:p><text:span text:style-name="T1">PUMPKIN </text:span></text:p>
            <text:p><text:span text:style-name="T1"><text:s text:c="3"/></text:span><text:span text:style-name="T1">HILL</text:span></text:p>
          </draw:text-box>
        </draw:frame>
        <draw:custom-shape draw:style-name="gr18" draw:text-style-name="P7" draw:layer="layout" svg:width="0.535cm" svg:height="0.535cm" svg:x="14.552cm" svg:y="1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21.077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2.599cm" svg:height="0.837cm" draw:transform="rotate (0.672649893718615) translate (19.813cm 12.402cm)">
          <draw:text-box>
            <text:p><text:span text:style-name="T1">MONOLITH</text:span><text:span text:style-name="T1"><text:line-break/></text:span><text:span text:style-name="T1"> <text:s/>DOCK</text:span></text:p>
          </draw:text-box>
        </draw:frame>
        <draw:frame draw:style-name="gr5" draw:text-style-name="P3" draw:layer="layout" svg:width="3.537cm" svg:height="0.544cm" draw:transform="rotate (0.672649893718615) translate (22.953cm 10.766cm)">
          <draw:text-box>
            <text:p><text:span text:style-name="T1">MONOLITH MOUNTAIN</text:span></text:p>
          </draw:text-box>
        </draw:frame>
        <draw:line draw:style-name="gr4" draw:text-style-name="P1" draw:layer="layout" svg:x1="17.827cm" svg:y1="14.335cm" svg:x2="19.399cm" svg:y2="12.904cm">
          <text:p/>
        </draw:line>
        <draw:line draw:style-name="gr4" draw:text-style-name="P1" draw:layer="layout" svg:x1="19.415cm" svg:y1="12.771cm" svg:x2="19.415cm" svg:y2="7.691cm">
          <text:p/>
        </draw:line>
        <draw:custom-shape draw:style-name="gr18" draw:text-style-name="P7" draw:layer="layout" svg:width="0.535cm" svg:height="0.535cm" svg:x="16.411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16.435cm" svg:y="8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6.708cm" svg:y1="7.814cm" svg:x2="16.708cm" svg:y2="8.132cm">
          <text:p/>
        </draw:line>
        <draw:line draw:style-name="gr2" draw:text-style-name="P1" draw:layer="layout" svg:x1="17.013cm" svg:y1="11.15cm" svg:x2="25.601cm" svg:y2="11.147cm">
          <text:p/>
        </draw:line>
        <draw:custom-shape draw:style-name="gr15" draw:text-style-name="P4" draw:layer="layout" svg:width="0.635cm" svg:height="0.635cm" svg:x="22.645cm" svg:y="10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32cm" svg:y1="11.449cm" svg:x2="18.755cm" svg:y2="8.909cm">
          <text:p/>
        </draw:line>
        <draw:custom-shape draw:style-name="gr9" draw:text-style-name="P4" draw:layer="layout" svg:width="0.635cm" svg:height="0.635cm" svg:x="22.664cm" svg:y="7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955cm" svg:y1="15.778cm" svg:x2="22.919cm" svg:y2="14.959cm">
          <text:p/>
        </draw:line>
        <draw:custom-shape draw:style-name="gr18" draw:text-style-name="P7" draw:layer="layout" svg:width="0.535cm" svg:height="0.535cm" svg:x="22.69cm" svg:y="13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557cm" svg:height="0.837cm" draw:transform="rotate (0.672649893718615) translate (22.749cm 13.26cm)">
          <draw:text-box>
            <text:p><text:span text:style-name="T1"><text:s text:c="2"/></text:span><text:span text:style-name="T1">BANYAN </text:span></text:p>
            <text:p><text:span text:style-name="T1">SPIT</text:span></text:p>
          </draw:text-box>
        </draw:frame>
        <draw:custom-shape draw:style-name="gr18" draw:text-style-name="P7" draw:layer="layout" svg:width="0.535cm" svg:height="0.535cm" svg:x="22.733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22.744cm" svg:y="4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903cm" svg:height="0.837cm" draw:transform="rotate (0.672649893718615) translate (22.929cm 5.588cm)">
          <draw:text-box>
            <text:p><text:span text:style-name="T1">TINY </text:span><text:span text:style-name="T1"><text:line-break/></text:span><text:span text:style-name="T1"> <text:s/>ISLAND</text:span></text:p>
          </draw:text-box>
        </draw:frame>
        <draw:frame draw:style-name="gr5" draw:text-style-name="P3" draw:layer="layout" svg:width="1.903cm" svg:height="0.544cm" draw:transform="rotate (0.672649893718615) translate (22.967cm 4.674cm)">
          <draw:text-box>
            <text:p><text:span text:style-name="T1">RED TREE</text:span></text:p>
          </draw:text-box>
        </draw:frame>
        <draw:custom-shape draw:style-name="gr18" draw:text-style-name="P7" draw:layer="layout" svg:width="0.535cm" svg:height="0.535cm" svg:x="24.322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903cm" svg:height="0.544cm" draw:transform="rotate (0.672649893718615) translate (24.473cm 7.099cm)">
          <draw:text-box>
            <text:p><text:span text:style-name="T1">DUNE</text:span></text:p>
          </draw:text-box>
        </draw:frame>
        <draw:custom-shape draw:style-name="gr9" draw:text-style-name="P4" draw:layer="layout" svg:width="0.635cm" svg:height="0.635cm" svg:x="21.618cm" svg:y="17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23.405cm" svg:y="17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371cm" svg:height="0.837cm" draw:transform="rotate (0.672649893718615) translate (21.796cm 17.045cm)">
          <draw:text-box>
            <text:p><text:span text:style-name="T1">BIOME </text:span></text:p>
            <text:p><text:span text:style-name="T1"><text:s/></text:span><text:span text:style-name="T1">EDGE</text:span></text:p>
          </draw:text-box>
        </draw:frame>
        <draw:frame draw:style-name="gr13" draw:text-style-name="P3" draw:layer="layout" svg:width="2.599cm" svg:height="0.837cm" draw:transform="rotate (0.672649893718615) translate (22.362cm 18.487cm)">
          <draw:text-box>
            <text:p><text:span text:style-name="T1">WEST </text:span></text:p>
            <text:p><text:span text:style-name="T1"><text:s text:c="2"/></text:span><text:span text:style-name="T1">HARBOUR</text:span></text:p>
          </draw:text-box>
        </draw:frame>
        <draw:line draw:style-name="gr35" draw:text-style-name="P1" draw:layer="layout" svg:x1="22.349cm" svg:y1="18.114cm" svg:x2="22.349cm" svg:y2="18.432cm">
          <text:p/>
        </draw:line>
        <draw:line draw:style-name="gr43" draw:text-style-name="P1" draw:layer="layout" svg:x1="23.058cm" svg:y1="17.922cm" svg:x2="23.058cm" svg:y2="16.815cm">
          <text:p/>
        </draw:line>
        <draw:frame draw:style-name="gr5" draw:text-style-name="P26" draw:layer="layout" svg:width="3.419cm" svg:height="0.544cm" draw:transform="rotate (0.672649893718615) translate (22.872cm 16.945cm)">
          <draw:text-box>
            <text:p><text:span text:style-name="T18">SWAMP CANAL</text:span></text:p>
          </draw:text-box>
        </draw:frame>
        <draw:line draw:style-name="gr4" draw:text-style-name="P1" draw:layer="layout" svg:x1="19.793cm" svg:y1="18.541cm" svg:x2="20.31cm" svg:y2="19.111cm">
          <text:p/>
        </draw:line>
        <draw:custom-shape draw:style-name="gr18" draw:text-style-name="P7" draw:layer="layout" svg:width="0.535cm" svg:height="0.535cm" svg:x="19.524cm" svg:y="18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425cm" svg:y1="19.133cm" svg:x2="21.502cm" svg:y2="19.133cm">
          <text:p/>
        </draw:line>
        <draw:frame draw:style-name="gr5" draw:text-style-name="P3" draw:layer="layout" svg:width="1.748cm" svg:height="0.544cm" draw:transform="rotate (0.672649893718615) translate (19.782cm 18.441cm)">
          <draw:text-box>
            <text:p><text:span text:style-name="T1">SANDPORT</text:span></text:p>
          </draw:text-box>
        </draw:frame>
        <draw:line draw:style-name="gr8" draw:text-style-name="P1" draw:layer="layout" svg:x1="1.011cm" svg:y1="9.907cm" svg:x2="6.585cm" svg:y2="9.878cm">
          <text:p/>
        </draw:line>
        <draw:frame draw:style-name="gr29" draw:text-style-name="P25" draw:layer="layout" svg:width="2.975cm" svg:height="0.565cm" svg:x="0.922cm" svg:y="5.432cm">
          <draw:text-box>
            <text:p text:style-name="P19"><text:span text:style-name="T17">◄</text:span><text:span text:style-name="T12"> </text:span><text:span text:style-name="T12">HOWARD</text:span></text:p>
          </draw:text-box>
        </draw:frame>
        <draw:custom-shape draw:style-name="gr9" draw:text-style-name="P4" draw:layer="layout" svg:width="0.635cm" svg:height="0.635cm" svg:x="3.87cm" svg:y="5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6.67cm" svg:y="9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" draw:layer="layout" svg:width="2.175cm" svg:height="0.593cm" draw:transform="rotate (0.672649893718615) translate (6.979cm 6.937cm)">
          <draw:text-box>
            <text:p><text:span text:style-name="T1">SEA SPIRAL</text:span></text:p>
          </draw:text-box>
        </draw:frame>
        <draw:custom-shape draw:style-name="gr9" draw:text-style-name="P4" draw:layer="layout" svg:width="0.635cm" svg:height="0.635cm" svg:x="6.67cm" svg:y="6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" draw:layer="layout" svg:width="2.175cm" svg:height="0.593cm" draw:transform="rotate (0.672649893718615) translate (4.144cm 4.961cm)">
          <draw:text-box>
            <text:p><text:span text:style-name="T1">SPRATLEY</text:span></text:p>
          </draw:text-box>
        </draw:frame>
        <draw:custom-shape draw:style-name="gr44" draw:text-style-name="P8" draw:layer="layout" svg:width="0.535cm" svg:height="0.535cm" svg:x="3.806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885cm" svg:height="0.544cm" draw:transform="rotate (0.672649893718615) translate (5.133cm 5.141cm)">
          <draw:text-box>
            <text:p><text:span text:style-name="T1">SPRATLEY DOCK</text:span></text:p>
          </draw:text-box>
        </draw:frame>
        <draw:frame draw:style-name="gr40" draw:text-style-name="P3" draw:layer="layout" svg:width="2.175cm" svg:height="0.593cm" draw:transform="rotate (0.672649893718615) translate (7.004cm 9.513cm)">
          <draw:text-box>
            <text:p><text:span text:style-name="T1">SEA CANYON</text:span></text:p>
          </draw:text-box>
        </draw:frame>
        <draw:custom-shape draw:style-name="gr18" draw:text-style-name="P7" draw:layer="layout" svg:width="0.535cm" svg:height="0.535cm" svg:x="15.974cm" svg:y="5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53cm" svg:height="0.837cm" draw:transform="rotate (0.672649893718615) translate (14.261cm 6.848cm)">
          <draw:text-box>
            <text:p><text:span text:style-name="T1">DOOR </text:span><text:span text:style-name="T1"><text:line-break/></text:span><text:span text:style-name="T1"> <text:s/>DOCK</text:span></text:p>
          </draw:text-box>
        </draw:frame>
        <draw:line draw:style-name="gr4" draw:text-style-name="P1" draw:layer="layout" svg:x1="16.004cm" svg:y1="8.909cm" svg:x2="18.755cm" svg:y2="8.909cm">
          <text:p/>
        </draw:line>
        <draw:line draw:style-name="gr4" draw:text-style-name="P1" draw:layer="layout" svg:x1="7.869cm" svg:y1="8.575cm" svg:x2="15.606cm" svg:y2="8.558cm">
          <text:p/>
        </draw:line>
        <draw:line draw:style-name="gr4" draw:text-style-name="P1" draw:layer="layout" svg:x1="6.284cm" svg:y1="8.268cm" svg:x2="5.71cm" svg:y2="7.651cm">
          <text:p/>
        </draw:line>
        <draw:line draw:style-name="gr4" draw:text-style-name="P1" draw:layer="layout" svg:x1="18.755cm" svg:y1="8.909cm" svg:x2="19.415cm" svg:y2="8.316cm">
          <text:p/>
        </draw:line>
        <draw:line draw:style-name="gr4" draw:text-style-name="P1" draw:layer="layout" svg:x1="7.468cm" svg:y1="8.302cm" svg:x2="7.722cm" svg:y2="8.574cm">
          <text:p/>
        </draw:line>
        <draw:line draw:style-name="gr35" draw:text-style-name="P1" draw:layer="layout" svg:x1="7.46cm" svg:y1="7.882cm" svg:x2="7.46cm" svg:y2="8.2cm">
          <text:p/>
        </draw:line>
        <draw:line draw:style-name="gr4" draw:text-style-name="P1" draw:layer="layout" svg:x1="6.463cm" svg:y1="8.338cm" svg:x2="7.54cm" svg:y2="8.338cm">
          <text:p/>
        </draw:line>
        <draw:frame draw:style-name="gr13" draw:text-style-name="P3" draw:layer="layout" svg:width="1.748cm" svg:height="0.837cm" draw:transform="rotate (0.672649893718615) translate (7.393cm 8.113cm)">
          <draw:text-box>
            <text:p><text:span text:style-name="T1">BEACON</text:span></text:p>
            <text:p><text:span text:style-name="T1"><text:s/></text:span><text:span text:style-name="T1">JETTY</text:span></text:p>
          </draw:text-box>
        </draw:frame>
        <draw:custom-shape draw:style-name="gr18" draw:text-style-name="P7" draw:layer="layout" svg:width="0.535cm" svg:height="0.535cm" svg:x="7.199cm" svg:y="8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15.959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432cm" svg:height="0.837cm" draw:transform="rotate (0.672649893718615) translate (16.149cm 18.417cm)">
          <draw:text-box>
            <text:p><text:span text:style-name="T1">QUIET</text:span><text:span text:style-name="T1"><text:line-break/></text:span><text:span text:style-name="T1"> BEACH</text:span></text:p>
          </draw:text-box>
        </draw:frame>
        <draw:custom-shape draw:style-name="gr18" draw:text-style-name="P7" draw:layer="layout" svg:width="0.535cm" svg:height="0.535cm" svg:x="14.238cm" svg:y="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446cm" svg:height="0.544cm" draw:transform="rotate (0.672649893718615) translate (16.15cm 5.913cm)">
          <draw:text-box>
            <text:p><text:span text:style-name="T1">ISLANDS PORT</text:span></text:p>
          </draw:text-box>
        </draw:frame>
        <draw:line draw:style-name="gr4" draw:text-style-name="P1" draw:layer="layout" svg:x1="5.624cm" svg:y1="13.627cm" svg:x2="5.623cm" svg:y2="5.853cm">
          <text:p/>
        </draw:line>
        <draw:custom-shape draw:style-name="gr44" draw:text-style-name="P8" draw:layer="layout" svg:width="0.535cm" svg:height="0.535cm" svg:x="22.74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401cm" svg:height="0.544cm" draw:transform="rotate (0.672649893718615) translate (23.016cm 3.538cm)">
          <draw:text-box>
            <text:p><text:span text:style-name="T1">MARLOW-KURTZ</text:span></text:p>
          </draw:text-box>
        </draw:frame>
        <draw:frame draw:style-name="gr45" draw:text-style-name="P18" draw:layer="layout" svg:width="3.588cm" svg:height="0.983cm" draw:transform="rotate (1.56730566829091) translate (22.229cm 4.35cm)">
          <draw:text-box>
            <text:p text:style-name="P22"><text:span text:style-name="T19">GREAT REEF ►</text:span><text:span text:style-name="T19"><text:line-break/></text:span><text:span text:style-name="T13"> <text:s/>PEAK MANSION ►</text:span></text:p>
          </draw:text-box>
        </draw:frame>
        <draw:frame draw:style-name="gr46" draw:text-style-name="P27" draw:layer="layout" svg:width="2.975cm" svg:height="0.565cm" draw:transform="rotate (-1.56538580611371) translate (19.808cm 17.886cm)">
          <draw:text-box>
            <text:p text:style-name="P22"><text:span text:style-name="T19">OREGON TRAIL ►</text:span></text:p>
          </draw:text-box>
        </draw:frame>
        <draw:frame draw:style-name="gr13" draw:text-style-name="P3" draw:layer="layout" svg:width="1.722cm" svg:height="0.837cm" draw:transform="rotate (0.672649893718615) translate (5.383cm 13.5cm)">
          <draw:text-box>
            <text:p><text:span text:style-name="T1"><text:s/></text:span><text:span text:style-name="T1">SANDY </text:span></text:p>
            <text:p><text:span text:style-name="T1"><text:s/></text:span><text:span text:style-name="T1">LINK</text:span></text:p>
          </draw:text-box>
        </draw:frame>
        <draw:custom-shape draw:style-name="gr18" draw:text-style-name="P7" draw:layer="layout" svg:width="0.535cm" svg:height="0.535cm" svg:x="5.305cm" svg:y="1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0" draw:layer="layout" svg:width="2.975cm" svg:height="0.565cm" svg:x="0.922cm" svg:y="13.732cm">
          <draw:text-box>
            <text:p text:style-name="P19"><text:span text:style-name="T14">◄</text:span><text:span text:style-name="T13"> </text:span><text:span text:style-name="T13">SANDY LAGOON</text:span></text:p>
          </draw:text-box>
        </draw:frame>
        <draw:frame draw:style-name="gr34" draw:text-style-name="P16" draw:layer="layout" svg:width="3.493cm" svg:height="0.622cm" svg:x="22.058cm" svg:y="11.174cm">
          <draw:text-box>
            <text:p text:style-name="P12"><text:span text:style-name="T10">1000 ISLAND </text:span><text:span text:style-name="T11">►</text:span></text:p>
          </draw:text-box>
        </draw:frame>
        <draw:line draw:style-name="gr4" draw:text-style-name="P1" draw:layer="layout" svg:x1="5.738cm" svg:y1="8.993cm" svg:x2="6.398cm" svg:y2="8.4cm">
          <text:p/>
        </draw:line>
        <draw:frame draw:style-name="gr36" draw:text-style-name="P18" draw:layer="layout" svg:width="2.339cm" svg:height="0.489cm" svg:x="24.813cm" svg:y="3.857cm">
          <draw:text-box>
            <text:p text:style-name="P12"><text:span text:style-name="T13">1000 ISLAND </text:span><text:span text:style-name="T14">►</text:span></text:p>
          </draw:text-box>
        </draw:frame>
        <draw:custom-shape draw:style-name="gr18" draw:text-style-name="P7" draw:layer="layout" svg:width="0.535cm" svg:height="0.535cm" svg:x="21.687cm" svg:y="15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35cm" svg:height="0.535cm" svg:x="22.076cm" svg:y="1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8" draw:layer="layout" svg:width="2.339cm" svg:height="0.727cm" svg:x="24.814cm" svg:y="4.782cm">
          <draw:text-box>
            <text:p text:style-name="P12"><text:span text:style-name="T13">1000 ISLAND </text:span><text:span text:style-name="T14">►</text:span><text:span text:style-name="T13"><text:line-break/></text:span><text:span text:style-name="T13">LOOP BACK </text:span><text:span text:style-name="T14">►</text:span></text:p>
          </draw:text-box>
        </draw:frame>
        <draw:line draw:style-name="gr1" draw:text-style-name="P1" draw:layer="layout" svg:x1="15.605cm" svg:y1="1cm" svg:x2="15.605cm" svg:y2="9.89cm">
          <text:p/>
        </draw:line>
        <draw:frame draw:style-name="gr29" draw:text-style-name="P13" draw:layer="layout" svg:width="2.004cm" svg:height="0.565cm" draw:transform="rotate (1.55927715373173) translate (15.076cm 14.01cm)">
          <draw:text-box>
            <text:p text:style-name="P9"><text:span text:style-name="T8">NULL EXPRESS </text:span></text:p>
          </draw:text-box>
        </draw:frame>
        <draw:line draw:style-name="gr1" draw:text-style-name="P1" draw:layer="layout" svg:x1="15.605cm" svg:y1="11.348cm" svg:x2="15.605cm" svg:y2="20.59cm">
          <text:p/>
        </draw:line>
        <draw:frame draw:style-name="gr34" draw:text-style-name="P17" draw:layer="layout" svg:width="3.493cm" svg:height="0.622cm" svg:x="23.659cm" svg:y="17.574cm">
          <draw:text-box>
            <text:p text:style-name="P12"><text:span text:style-name="T12">CALIFORNIA </text:span><text:span text:style-name="T17">►</text:span></text:p>
          </draw:text-box>
        </draw:frame>
        <draw:line draw:style-name="gr4" draw:text-style-name="P1" draw:layer="layout" svg:x1="5.762cm" svg:y1="5.762cm" svg:x2="6.769cm" svg:y2="4.81cm">
          <text:p/>
        </draw:line>
        <draw:frame draw:style-name="gr37" draw:text-style-name="P27" draw:layer="layout" svg:width="2.732cm" svg:height="0.965cm" draw:transform="rotate (1.56730566829091) translate (16.192cm 3.455cm)">
          <draw:text-box>
            <text:p text:style-name="P22"><text:span text:style-name="T19">DEEP LOOKOUT ►</text:span><text:span text:style-name="T19"><text:line-break/></text:span><text:span text:style-name="T19"/></text:p>
          </draw:text-box>
        </draw:frame>
        <draw:custom-shape draw:style-name="gr38" draw:text-style-name="P4" draw:layer="layout" svg:width="0.635cm" svg:height="0.635cm" svg:x="22.712cm" svg:y="3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22.607cm" svg:y="14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7" draw:layer="layout" svg:width="3.493cm" svg:height="0.622cm" svg:x="23.66cm" svg:y="14.484cm">
          <draw:text-box>
            <text:p text:style-name="P12"><text:span text:style-name="T12">BASELANDS </text:span><text:span text:style-name="T17">►</text:span></text:p>
          </draw:text-box>
        </draw:frame>
        <draw:frame draw:style-name="gr42" draw:text-style-name="P3" draw:layer="layout" svg:width="2.599cm" svg:height="0.572cm" draw:transform="rotate (0.672649893718615) translate (22.94cm 14.06cm)">
          <draw:text-box>
            <text:p><text:span text:style-name="T1">BASEL INK</text:span></text:p>
          </draw:text-box>
        </draw:frame>
      </draw:page>
      <draw:page draw:name="page3" draw:style-name="dp1" draw:master-page-name="Default">
        <draw:line draw:style-name="gr3" draw:text-style-name="P1" draw:layer="layout" svg:x1="11.46cm" svg:y1="7.3cm" svg:x2="12.159cm" svg:y2="8.07cm">
          <text:p/>
        </draw:line>
        <draw:line draw:style-name="gr4" draw:text-style-name="P1" draw:layer="layout" svg:x1="9.255cm" svg:y1="4.81cm" svg:x2="11.315cm" svg:y2="6.899cm">
          <text:p/>
        </draw:line>
        <draw:line draw:style-name="gr48" draw:text-style-name="P2" draw:layer="layout" svg:x1="11.406cm" svg:y1="7.232cm" svg:x2="26.717cm" svg:y2="7.35cm">
          <text:p text:style-name="P9"><text:s text:c="3"/></text:p>
        </draw:line>
        <draw:line draw:style-name="gr35" draw:text-style-name="P1" draw:layer="layout" svg:x1="6.967cm" svg:y1="18.093cm" svg:x2="7.365cm" svg:y2="18.093cm">
          <text:p/>
        </draw:line>
        <draw:line draw:style-name="gr4" draw:text-style-name="P1" draw:layer="layout" svg:x1="7.35cm" svg:y1="20.467cm" svg:x2="7.35cm" svg:y2="18.339cm">
          <text:p/>
        </draw:line>
        <draw:line draw:style-name="gr3" draw:text-style-name="P1" draw:layer="layout" svg:x1="6.613cm" svg:y1="17.837cm" svg:x2="6.923cm" svg:y2="18.071cm">
          <text:p/>
        </draw:line>
        <draw:line draw:style-name="gr35" draw:text-style-name="P1" draw:layer="layout" svg:x1="1.064cm" svg:y1="13.7cm" svg:x2="21.32cm" svg:y2="13.7cm">
          <text:p/>
        </draw:line>
        <draw:line draw:style-name="gr35" draw:text-style-name="P1" draw:layer="layout" svg:x1="1.061cm" svg:y1="17.503cm" svg:x2="6.08cm" svg:y2="17.51cm">
          <text:p/>
        </draw:line>
        <draw:line draw:style-name="gr2" draw:text-style-name="P1" draw:layer="layout" svg:x1="1.005cm" svg:y1="7.227cm" svg:x2="11.46cm" svg:y2="7.214cm">
          <text:p/>
        </draw:line>
        <draw:line draw:style-name="gr3" draw:text-style-name="P1" draw:layer="layout" svg:x1="11.406cm" svg:y1="13.7cm" svg:x2="11.419cm" svg:y2="7.232cm">
          <text:p/>
        </draw:line>
        <draw:frame draw:style-name="gr26" draw:text-style-name="P10" draw:layer="layout" svg:width="5.398cm" svg:height="1.588cm" svg:x="21.502cm" svg:y="19.362cm">
          <draw:text-box>
            <text:p text:style-name="P9"><text:span text:style-name="T5">Cascadia District 3</text:span></text:p>
            <text:p text:style-name="P9"><text:span text:style-name="T16">(Page 3)</text:span></text:p>
          </draw:text-box>
        </draw:frame>
        <draw:custom-shape draw:style-name="gr32" draw:text-style-name="P15" draw:layer="layout" svg:width="1.27cm" svg:height="1.27cm" svg:x="13.088cm" svg:y="19.252cm">
          <text:p text:style-name="P14"><text:span text:style-name="T9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27cm" svg:height="1.27cm" svg:x="13.002cm" svg:y="1.127cm">
          <text:p text:style-name="P14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2.421cm" svg:height="0.837cm" draw:transform="rotate (0.672649893718615) translate (6.397cm 13.207cm)">
          <draw:text-box>
            <text:p><text:span text:style-name="T1">BASELANDS</text:span></text:p>
          </draw:text-box>
        </draw:frame>
        <draw:frame draw:style-name="gr47" draw:text-style-name="P24" draw:layer="layout" svg:width="4.037cm" svg:height="0.727cm" svg:x="0.773cm" svg:y="7.292cm">
          <draw:text-box>
            <text:p text:style-name="P19"><text:span text:style-name="T11">◄</text:span><text:span text:style-name="T10"> </text:span><text:span text:style-name="T10">MONOLITH MOUNTAIN</text:span></text:p>
          </draw:text-box>
        </draw:frame>
        <draw:frame draw:style-name="gr41" draw:text-style-name="P3" draw:layer="layout" svg:width="2.798cm" svg:height="0.606cm" draw:transform="rotate (0.672649893718615) translate (17.325cm 13.264cm)">
          <draw:text-box>
            <text:p><text:span text:style-name="T1">MIDDLE BEACH</text:span></text:p>
          </draw:text-box>
        </draw:frame>
        <draw:line draw:style-name="gr35" draw:text-style-name="P1" draw:layer="layout" svg:x1="6.397cm" svg:y1="13.7cm" svg:x2="6.386cm" svg:y2="17.502cm">
          <text:p/>
        </draw:line>
        <draw:custom-shape draw:style-name="gr9" draw:text-style-name="P4" draw:layer="layout" svg:width="0.635cm" svg:height="0.635cm" svg:x="6.08cm" svg:y="17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0.635cm" svg:x="6.08cm" svg:y="13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189cm" svg:height="0.544cm" draw:transform="rotate (0.672649893718615) translate (7.35cm 17.921cm)">
          <draw:text-box>
            <text:p><text:span text:style-name="T1">SAN PEDRO</text:span></text:p>
          </draw:text-box>
        </draw:frame>
        <draw:custom-shape draw:style-name="gr18" draw:text-style-name="P7" draw:layer="layout" svg:width="0.535cm" svg:height="0.535cm" svg:x="7.132cm" svg:y="1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635cm" svg:height="0.635cm" svg:x="11.096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5" draw:layer="layout" svg:width="2.975cm" svg:height="0.565cm" svg:x="0.882cm" svg:y="17.58cm">
          <draw:text-box>
            <text:p text:style-name="P19"><text:span text:style-name="T17">◄</text:span><text:span text:style-name="T12"> </text:span><text:span text:style-name="T12">BIOME EDGE</text:span></text:p>
          </draw:text-box>
        </draw:frame>
        <draw:frame draw:style-name="gr5" draw:text-style-name="P3" draw:layer="layout" svg:width="2.885cm" svg:height="0.544cm" draw:transform="rotate (0.672649893718615) translate (11.315cm 6.759cm)">
          <draw:text-box>
            <text:p><text:span text:style-name="T1">1000 ISLAND</text:span></text:p>
          </draw:text-box>
        </draw:frame>
        <draw:frame draw:style-name="gr40" draw:text-style-name="P3" draw:layer="layout" svg:width="2.175cm" svg:height="0.593cm" draw:transform="rotate (0.672649893718615) translate (3.511cm 13.408cm)">
          <draw:text-box>
            <text:p><text:span text:style-name="T1">LAKE BOTTOM</text:span></text:p>
          </draw:text-box>
        </draw:frame>
        <draw:custom-shape draw:style-name="gr44" draw:text-style-name="P8" draw:layer="layout" svg:width="0.535cm" svg:height="0.535cm" svg:x="3.322cm" svg:y="1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2cm" svg:y1="4.827cm" svg:x2="9.255cm" svg:y2="4.81cm">
          <text:p/>
        </draw:line>
        <draw:custom-shape draw:style-name="gr18" draw:text-style-name="P7" draw:layer="layout" svg:width="0.535cm" svg:height="0.535cm" svg:x="21.131cm" svg:y="13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7" draw:layer="layout" svg:width="2.975cm" svg:height="0.565cm" draw:transform="rotate (-1.56538580611371) translate (7.416cm 17.827cm)">
          <draw:text-box>
            <text:p text:style-name="P22"><text:span text:style-name="T19">WEST ►</text:span></text:p>
          </draw:text-box>
        </draw:frame>
        <draw:frame draw:style-name="gr36" draw:text-style-name="P18" draw:layer="layout" svg:width="2.339cm" svg:height="0.489cm" svg:x="24.698cm" svg:y="7.35cm">
          <draw:text-box>
            <text:p text:style-name="P12"><text:span text:style-name="T13">COLD DOCK </text:span><text:span text:style-name="T14">►</text:span></text:p>
          </draw:text-box>
        </draw:frame>
        <draw:custom-shape draw:style-name="gr32" draw:text-style-name="P15" draw:layer="layout" svg:width="1.27cm" svg:height="1.27cm" svg:x="1.101cm" svg:y="10.526cm">
          <text:p text:style-name="P14"><text:span text:style-name="T9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27cm" svg:height="1.27cm" svg:x="25.602cm" svg:y="10.527cm">
          <text:p text:style-name="P14"><text:span text:style-name="T9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5" draw:layer="layout" svg:width="2.975cm" svg:height="0.565cm" svg:x="0.882cm" svg:y="13.7cm">
          <draw:text-box>
            <text:p text:style-name="P19"><text:span text:style-name="T17">◄</text:span><text:span text:style-name="T12"> </text:span><text:span text:style-name="T12">BASEL INK</text:span></text:p>
          </draw:text-box>
        </draw:frame>
        <draw:frame draw:style-name="gr13" draw:text-style-name="P3" draw:layer="layout" svg:width="2.421cm" svg:height="0.837cm" draw:transform="rotate (0.672649893718615) translate (6.398cm 17.107cm)">
          <draw:text-box>
            <text:p><text:span text:style-name="T1">CALIFORNIA</text:span></text:p>
          </draw:text-box>
        </draw:frame>
        <draw:custom-shape draw:style-name="gr9" draw:text-style-name="P4" draw:layer="layout" svg:width="0.635cm" svg:height="0.635cm" svg:x="11.08cm" svg:y="13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2.421cm" svg:height="0.837cm" draw:transform="rotate (0.672649893718615) translate (11.398cm 13.307cm)">
          <draw:text-box>
            <text:p><text:span text:style-name="T1">SOUTH ISLANDS</text:span></text:p>
          </draw:text-box>
        </draw:frame>
        <draw:custom-shape draw:style-name="gr18" draw:text-style-name="P7" draw:layer="layout" svg:width="0.535cm" svg:height="0.535cm" svg:x="17.244cm" svg:y="13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" draw:layer="layout" svg:width="2.798cm" svg:height="0.606cm" draw:transform="rotate (0.672649893718615) translate (21.326cm 13.464cm)">
          <draw:text-box>
            <text:p><text:span text:style-name="T1">SOUTH BEACH</text:span></text:p>
          </draw:text-box>
        </draw:frame>
        <draw:frame draw:style-name="gr47" draw:text-style-name="P20" draw:layer="layout" svg:width="2.975cm" svg:height="0.727cm" svg:x="1cm" svg:y="4.81cm">
          <draw:text-box>
            <text:p text:style-name="P19"><text:span text:style-name="T14">◄</text:span><text:span text:style-name="T13"> </text:span><text:span text:style-name="T13">MARLOW-KURTZ</text:span></text:p>
            <text:p text:style-name="P28"><text:span text:style-name="T14">◄</text:span><text:span text:style-name="T13"> </text:span><text:span text:style-name="T13">RED TREE</text:span></text:p>
          </draw:text-box>
        </draw:frame>
        <draw:line draw:style-name="gr35" draw:text-style-name="P1" draw:layer="layout" svg:x1="12.159cm" svg:y1="8.073cm" svg:x2="12.557cm" svg:y2="8.073cm">
          <text:p/>
        </draw:line>
        <draw:frame draw:style-name="gr21" draw:text-style-name="P3" draw:layer="layout" svg:width="1.723cm" svg:height="1.13cm" draw:transform="rotate (0.672649893718615) translate (12.394cm 8.078cm)">
          <draw:text-box>
            <text:p><text:span text:style-name="T1"><text:s text:c="4"/></text:span><text:span text:style-name="T1">EAST/</text:span></text:p>
            <text:p><text:span text:style-name="T1"><text:s text:c="2"/></text:span><text:span text:style-name="T1">WEST </text:span></text:p>
            <text:p><text:span text:style-name="T1">DOORS</text:span></text:p>
          </draw:text-box>
        </draw:frame>
        <draw:custom-shape draw:style-name="gr18" draw:text-style-name="P7" draw:layer="layout" svg:width="0.535cm" svg:height="0.535cm" svg:x="12.409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8T04:58:43.401684973</meta:creation-date>
    <dc:date>2025-02-17T23:40:53.624943939</dc:date>
    <meta:editing-duration>P2DT6H29M</meta:editing-duration>
    <meta:editing-cycles>207</meta:editing-cycles>
    <meta:generator>LibreOffice/7.3.7.2$Linux_X86_64 LibreOffice_project/30$Build-2</meta:generator>
    <meta:document-statistic meta:object-count="501"/>
  </office:meta>
</office:document-meta>
</file>